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Segoe UI2" svg:font-family="'Segoe UI'"/>
    <style:font-face style:name="F" svg:font-family="" style:font-family-generic="roman"/>
    <style:font-face style:name="Arial1" svg:font-family="Arial" style:font-family-generic="swiss"/>
    <style:font-face style:name="Calibri1" svg:font-family="Calibri" style:font-family-generic="swiss"/>
    <style:font-face style:name="Segoe UI5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Mangal2" svg:font-family="Mangal" style:font-family-generic="system"/>
    <style:font-face style:name="Microsoft YaHei2" svg:font-family="'Microsoft YaHei'" style:font-family-generic="system"/>
    <style:font-face style:name="Segoe UI7" svg:font-family="'Segoe UI'" style:font-family-generic="system"/>
    <style:font-face style:name="Arial3" svg:font-family="Arial" style:font-pitch="variable"/>
    <style:font-face style:name="Calibri2" svg:font-family="Calibri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Segoe UI Semibold4" svg:font-family="'Segoe UI Semibold'" style:font-pitch="variable"/>
    <style:font-face style:name="Times New Roman2" svg:font-family="'Times New Roman'" style:font-pitch="variable"/>
    <style:font-face style:name="Times1" svg:font-family="Times, 'Times New Roman'" style:font-pitch="variable"/>
    <style:font-face style:name="ヒラギノ角ゴ Pro W3" svg:font-family="'ヒラギノ角ゴ Pro W3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SBSymbol1" svg:font-family="LSBSymb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Segoe UI1" svg:font-family="'Segoe UI'" style:font-family-generic="roman" style:font-pitch="variable"/>
    <style:font-face style:name="Segoe UI Semibold2" svg:font-family="'Segoe UI Semibold'" style:font-family-generic="roman" style:font-pitch="variable"/>
    <style:font-face style:name="Segoe UI Semibold3" svg:font-family="'Segoe UI Semibold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4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6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2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0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0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7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7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7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7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7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45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24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8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3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14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14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14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14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  <style:text-properties fo:font-size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6pt" style:text-underline-style="none" style:font-size-asian="26pt" style:font-size-complex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6pt" style:text-underline-style="none" style:font-size-asian="26pt" style:font-size-complex="26pt"/>
    </style:style>
    <style:style style:name="P11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style:font-name="Segoe UI Semibold" fo:font-size="26pt" style:text-underline-style="none" style:font-size-asian="26pt" style:font-size-complex="26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style:font-name="Segoe UI Semibold" fo:font-size="26pt" style:text-underline-style="none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Segoe UI Semibold" fo:font-size="26pt" style:text-underline-style="none" style:font-size-asian="26pt" style:font-size-complex="26pt"/>
    </style:style>
    <style:style style:name="P14" style:family="paragraph">
      <style:text-properties fo:font-size="28pt"/>
    </style:style>
    <style:style style:name="P15" style:family="paragraph">
      <loext:graphic-properties draw:fill="none" draw:fill-color="#ffffff"/>
      <style:paragraph-properties fo:text-align="center"/>
      <style:text-properties style:font-name="Segoe UI Semibold" fo:font-size="28pt" style:text-underline-style="none" style:font-size-asian="28pt" style:font-size-complex="28pt"/>
    </style:style>
    <style:style style:name="P16" style:family="paragraph">
      <style:text-properties fo:font-size="32pt" style:text-underline-style="none" style:font-size-asian="32pt" style:font-size-complex="32pt"/>
    </style:style>
    <style:style style:name="P17" style:family="paragraph">
      <loext:graphic-properties draw:fill="none" draw:fill-color="#ffffff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18" style:family="paragraph">
      <style:text-properties fo:font-size="32pt"/>
    </style:style>
    <style:style style:name="P19" style:family="paragraph">
      <style:paragraph-properties fo:text-align="center"/>
      <style:text-properties fo:font-size="32pt"/>
    </style:style>
    <style:style style:name="P20" style:family="paragraph">
      <style:paragraph-properties fo:text-align="start"/>
      <style:text-properties fo:font-size="32pt"/>
    </style:style>
    <style:style style:name="P21" style:family="paragraph">
      <loext:graphic-properties draw:fill="none" draw:fill-color="#ffffff"/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22" style:family="paragraph">
      <style:text-properties fo:font-size="32pt" style:language-complex="ar" style:country-complex="SA"/>
    </style:style>
    <style:style style:name="P23" style:family="paragraph">
      <style:text-properties fo:color="#000000" fo:font-size="32pt" fo:font-style="normal" style:font-style-asian="normal" style:language-complex="ar" style:country-complex="SA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style:text-underline-style="none" style:font-size-asian="32pt" style:font-style-asian="normal" style:font-size-complex="32pt" style:language-complex="ar" style:country-complex="SA" style:font-style-complex="normal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26" style:family="paragraph">
      <style:text-properties fo:font-size="32pt" style:language-complex="he" style:country-complex="IL"/>
    </style:style>
    <style:style style:name="P27" style:family="paragraph">
      <loext:graphic-properties draw:fill="none" draw:fill-color="#ffffff"/>
      <style:paragraph-properties fo:text-align="center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29" style:family="paragraph">
      <style:paragraph-properties fo:text-align="start"/>
      <style:text-properties fo:color="#023f62" fo:font-size="32pt" fo:font-style="italic" style:font-style-asian="italic" style:font-style-complex="italic"/>
    </style:style>
    <style:style style:name="P30" style:family="paragraph">
      <loext:graphic-properties draw:fill="none" draw:fill-color="#ffffff"/>
      <style:paragraph-properties fo:text-align="start"/>
      <style:text-properties fo:color="#023f62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31" style:family="paragraph">
      <style:paragraph-properties fo:margin-left="0cm" fo:margin-right="0cm" fo:text-indent="0cm">
        <style:tab-stops>
          <style:tab-stop style:position="1.746cm"/>
        </style:tab-stops>
      </style:paragraph-properties>
      <style:text-properties fo:color="#000000" fo:font-size="36pt" fo:font-style="normal" fo:font-weight="bold" style:font-size-asian="36pt" style:font-style-asian="normal" style:font-weight-asian="bold" style:font-size-complex="36pt" style:language-complex="ar" style:country-complex="SA" style:font-style-complex="normal" style:font-weight-complex="bold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.746cm"/>
        </style:tab-stops>
      </style:paragraph-properties>
      <style:text-properties fo:color="#000000" style:font-name="Segoe UI Semibold1" fo:font-size="36pt" fo:font-style="normal" style:text-underline-style="none" fo:font-weight="bold" style:font-size-asian="36pt" style:font-style-asian="normal" style:font-weight-asian="bold" style:font-size-complex="36pt" style:language-complex="ar" style:country-complex="SA" style:font-style-complex="normal" style:font-weight-complex="bold"/>
    </style:style>
    <style:style style:name="P33" style:family="paragraph">
      <style:text-properties style:font-name="Segoe UI Semibold1" fo:font-size="32pt" style:font-size-asian="32pt" style:font-size-complex="32pt"/>
    </style:style>
    <style:style style:name="P34" style:family="paragraph">
      <style:paragraph-properties fo:margin-left="0cm" fo:margin-right="0cm" fo:text-indent="0cm">
        <style:tab-stops>
          <style:tab-stop style:position="1.746cm"/>
        </style:tab-stops>
      </style:paragraph-properties>
      <style:text-properties fo:color="#000000" style:font-name="Segoe UI Semibold1" fo:font-size="32pt" fo:language="he" fo:country="IL" style:font-size-asian="32pt" style:font-name-complex="Times New Roman" style:font-size-complex="32pt"/>
    </style:style>
    <style:style style:name="P35" style:family="paragraph">
      <style:text-properties style:font-name="Segoe UI Semibold" fo:font-size="32pt" style:font-size-asian="32pt" style:font-size-complex="32pt"/>
    </style:style>
    <style:style style:name="P36" style:family="paragraph">
      <loext:graphic-properties draw:fill="none" draw:fill-color="#ffffff"/>
      <style:paragraph-properties fo:text-align="start"/>
      <style:text-properties fo:color="#023f62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37" style:family="paragraph">
      <loext:graphic-properties draw:fill="none" draw:fill-color="#ffffff"/>
      <style:paragraph-properties fo:text-align="center"/>
      <style:text-properties fo:color="#023f62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38" style:family="paragraph">
      <style:paragraph-properties fo:text-align="start"/>
      <style:text-properties fo:color="#000000" fo:font-size="32pt"/>
    </style:style>
    <style:style style:name="P39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40" style:family="paragraph">
      <style:paragraph-properties fo:margin-left="0cm" fo:margin-right="0.157cm" fo:text-indent="0cm"/>
      <style:text-properties style:font-name="Times New Roman" fo:font-size="32pt" style:font-name-complex="Times New Roman"/>
    </style:style>
    <style:style style:name="P41" style:family="paragraph">
      <loext:graphic-properties draw:fill="none" draw:fill-color="#ffffff"/>
      <style:paragraph-properties fo:margin-left="0cm" fo:margin-right="0.157cm" fo:text-align="start" fo:text-indent="0cm"/>
      <style:text-properties fo:color="#000000" style:font-name="Times New Roman" fo:font-size="32pt" fo:font-style="italic" style:text-underline-style="none" style:font-size-asian="32pt" style:font-style-asian="italic" style:font-name-complex="Times New Roman" style:font-size-complex="32pt" style:font-style-complex="italic"/>
    </style:style>
    <style:style style:name="P42" style:family="paragraph">
      <style:paragraph-properties fo:margin-left="0cm" fo:margin-right="0cm" fo:text-indent="0cm">
        <style:tab-stops>
          <style:tab-stop style:position="1.118cm"/>
        </style:tab-stops>
      </style:paragraph-properties>
      <style:text-properties style:font-name="Segoe UI Semibold" fo:font-size="32pt"/>
    </style:style>
    <style:style style:name="P43" style:family="paragraph">
      <style:text-properties style:font-name="Segoe UI Semibold" fo:font-size="32pt"/>
    </style:style>
    <style:style style:name="P44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1.118cm"/>
        </style:tab-stops>
      </style:paragraph-properties>
      <style:text-properties fo:color="#000000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45" style:family="paragraph">
      <style:paragraph-properties fo:text-align="center"/>
      <style:text-properties fo:font-size="22pt"/>
    </style:style>
    <style:style style:name="P46" style:family="paragraph">
      <style:text-properties fo:font-size="22pt"/>
    </style:style>
    <style:style style:name="P47" style:family="paragraph">
      <loext:graphic-properties draw:fill="none" draw:fill-color="#ffffff"/>
      <style:paragraph-properties fo:text-align="center"/>
      <style:text-properties fo:color="#000000" style:font-name="Segoe UI Semibold" fo:font-size="22pt" fo:font-style="italic" style:text-underline-style="none" style:font-size-asian="22pt" style:font-style-asian="italic" style:font-size-complex="22pt" style:font-style-complex="italic"/>
    </style:style>
    <style:style style:name="P48" style:family="paragraph">
      <style:paragraph-properties fo:text-align="start"/>
      <style:text-properties fo:font-size="22pt"/>
    </style:style>
    <style:style style:name="P49" style:family="paragraph">
      <loext:graphic-properties draw:fill="none" draw:fill-color="#ffffff"/>
      <style:paragraph-properties fo:text-align="start"/>
      <style:text-properties fo:color="#000000" style:font-name="Segoe UI Semibold" fo:font-size="22pt" fo:font-style="italic" style:text-underline-style="none" style:font-size-asian="22pt" style:font-style-asian="italic" style:font-size-complex="22pt" style:font-style-complex="italic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size="22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size="22pt" style:text-underline-style="none"/>
    </style:style>
    <style:style style:name="P52" style:family="paragraph">
      <style:paragraph-properties fo:text-align="center"/>
      <style:text-properties fo:font-size="32pt" style:font-size-asian="32pt" style:font-size-complex="32pt"/>
    </style:style>
    <style:style style:name="P53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54" style:family="paragraph">
      <style:paragraph-properties fo:text-align="center"/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italic" style:text-underline-style="none" style:font-size-asian="28pt" style:font-style-asian="italic" style:font-size-complex="28pt" style:font-style-complex="italic"/>
    </style:style>
    <style:style style:name="P5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8pt" style:font-size-asian="28pt" style:font-size-complex="28pt"/>
    </style:style>
    <style:style style:name="P5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28pt" style:text-underline-style="none" style:font-size-asian="28pt" style:font-size-complex="28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italic" style:text-underline-style="none" style:font-size-asian="28pt" style:font-style-asian="italic" style:font-size-complex="28pt" style:font-style-complex="italic"/>
    </style:style>
    <style:style style:name="P59" style:family="paragraph">
      <style:paragraph-properties fo:margin-left="0.318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fo:font-size="28pt" style:text-underline-style="none" style:font-size-asian="28pt" style:font-size-complex="28pt"/>
    </style:style>
    <style:style style:name="P6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fo:font-size="28pt" style:text-underline-style="none" style:font-size-asian="28pt" style:font-size-complex="28pt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63" style:family="paragraph">
      <style:text-properties style:font-name="Segoe UI Semibold" fo:font-style="italic" style:text-underline-style="none" style:font-style-asian="italic" style:font-style-complex="italic"/>
    </style:style>
    <style:style style:name="P64" style:family="paragraph">
      <style:paragraph-properties fo:margin-left="0cm" fo:margin-right="0cm" fo:margin-top="0cm" fo:margin-bottom="0cm" fo:line-height="100%" fo:text-align="center" fo:text-indent="0cm"/>
    </style:style>
    <style:style style:name="P65" style:family="paragraph">
      <style:paragraph-properties fo:margin-left="0cm" fo:margin-right="0cm" fo:margin-top="0cm" fo:margin-bottom="0cm" fo:line-height="100%" fo:text-align="center" fo:text-indent="0cm"/>
      <style:text-properties style:text-underline-style="none"/>
    </style:style>
    <style:style style:name="P66" style:family="paragraph">
      <style:paragraph-properties fo:text-align="start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5" style:family="text">
      <style:text-properties fo:color="#000000" style:font-name="Segoe UI" fo:font-size="32pt" fo:font-style="normal" fo:text-shadow="none" style:text-underline-style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6" style:family="text">
      <style:text-properties fo:color="#000000" style:font-name="Segoe UI" fo:font-size="36pt" fo:font-style="normal" fo:text-shadow="none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7" style:family="text">
      <style:text-properties fo:color="#000000" style:font-name="Segoe UI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1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font-style-asian="normal" style:font-weight-asian="bold" style:font-name-complex="Mang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1" style:font-size-complex="32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1" style:font-size-complex="3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1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font-style-asian="normal" style:font-weight-asian="bold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e181e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bold" style:letter-kerning="true" style:font-name-asian="Microsoft YaHei" style:font-size-asian="20pt" style:language-asian="ar" style:country-asian="SA" style:font-style-asian="normal" style:font-weight-asian="bold" style:font-size-complex="2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SBSymbol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font-style-asian="normal" style:font-weight-asian="bold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bold" style:letter-kerning="true" style:font-name-asian="Microsoft YaHei" style:font-size-asian="28pt" style:language-asian="ar" style:country-asian="SA" style:font-style-asian="normal" style:font-weight-asian="normal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normal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language="en" fo:country="US" fo:font-style="italic" fo:text-shadow="none" style:text-underline-style="none" fo:font-weight="normal" style:letter-kerning="true" style:font-name-asian="Microsoft YaHei" style:font-size-asian="24pt" style:language-asian="ar" style:country-asian="SA" style:font-style-asian="italic" style:font-weight-asian="normal" style:font-size-complex="24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normal" style:letter-kerning="true" style:font-name-asian="Microsoft YaHei" style:font-size-asian="32pt" style:language-asian="ar" style:country-asian="SA" style:font-style-asian="normal" style:font-weight-asian="normal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normal" style:letter-kerning="true" style:font-name-asian="Microsoft YaHei" style:font-size-asian="24pt" style:language-asian="ar" style:country-asian="SA" style:font-style-asian="normal" style:font-weight-asian="normal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small-caps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normal" style:font-size-complex="2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LSBSymbo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small-caps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LSBSymbo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norm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normal" style:font-size-complex="3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small-caps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Arial4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Arial4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4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4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he" fo:country="IL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Times New Roman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language="he" fo:country="IL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Times New Roman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Times New Roman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small-caps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Times New Roman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Times New Roman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small-caps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name-complex="Times New Roman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normal" style:font-name-complex="Times New Roman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Times New Roman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normal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normal" style:font-size-complex="3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Segoe UI Semibold1" fo:font-size="10pt" fo:language="en" fo:country="US" fo:font-style="italic" fo:text-shadow="none" style:text-underline-style="none" fo:font-weight="bold" style:letter-kerning="true" style:font-name-asian="Microsoft YaHei" style:font-size-asian="10pt" style:language-asian="ar" style:country-asian="SA" style:font-style-asian="italic" style:font-weight-asian="normal" style:font-size-complex="10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3" style:font-size-asian="32pt" style:language-asian="he" style:country-asian="IL" style:font-style-asian="italic" style:font-weight-asian="normal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LSBSymbol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size-complex="3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font-name="Segoe UI2" fo:font-size="36pt" fo:language="en" fo:country="US" fo:font-style="normal" fo:text-shadow="none" style:text-underline-style="none" fo:font-weight="normal" style:letter-kerning="true" style:font-name-asian="Segoe UI2" style:font-size-asian="36pt" style:language-asian="ar" style:country-asian="SA" style:font-style-asian="normal" style:font-weight-asian="normal" style:font-name-complex="Segoe UI2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Segoe UI2" style:font-size-asian="36pt" style:language-asian="ar" style:country-asian="SA" style:font-style-asian="normal" style:font-weight-asian="normal" style:font-name-complex="Segoe UI2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32pt" style:language-asian="ar" style:country-asian="SA" style:font-style-asian="normal" style:font-weight-asian="bold" style:font-size-complex="3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Segoe UI Semibold" fo:font-size="12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language-asian="ar" style:country-asian="SA" style:font-style-asian="normal" style:font-weight-asian="bold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egoe UI" fo:font-size="66pt" fo:language="en" fo:country="US" fo:font-style="normal" fo:text-shadow="none" style:text-underline-style="none" fo:font-weight="bold" style:letter-kerning="true" style:font-name-asian="Microsoft YaHei" style:font-size-asian="66pt" style:language-asian="ar" style:country-asian="SA" style:font-style-asian="normal" style:font-weight-asian="bold" style:font-size-complex="6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Segoe UI Semibold" fo:font-size="18pt" fo:language="en" fo:country="US" fo:font-style="normal" fo:text-shadow="none" style:text-underline-style="none" style:letter-kerning="true" style:font-name-asian="Microsoft YaHei" style:font-size-asian="18pt" style:language-asian="ar" style:country-asian="SA" style:font-style-asian="normal" style:font-size-complex="18pt" style:language-complex="he" style:country-complex="IL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language-asian="ar" style:country-asian="SA" style:font-style-asian="normal" style:font-weight-asian="normal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name-complex="LSBSymbol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normal" style:letter-kerning="true" style:font-name-asian="Microsoft YaHei" style:font-size-asian="36pt" style:language-asian="ar" style:country-asian="SA" style:font-style-asian="normal" style:font-weight-asian="normal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name-complex="LSBSymbo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normal" style:letter-kerning="true" style:font-name-asian="Microsoft YaHei" style:font-size-asian="32pt" style:language-asian="ar" style:country-asian="SA" style:font-style-asian="italic" style:font-weight-asian="normal" style:font-size-complex="32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name-complex="LSBSymbol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Microsoft YaHei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LSBSymbol" style:font-size-complex="3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20pt" style:language-asian="ar" style:country-asian="SA" style:font-style-asian="normal" style:font-weight-asian="bold" style:font-size-complex="2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italic" fo:text-shadow="none" style:text-underline-style="none" fo:font-weight="bold" style:letter-kerning="true" style:font-name-asian="Microsoft YaHei" style:font-size-asian="20pt" style:language-asian="ar" style:country-asian="SA" style:font-style-asian="italic" style:font-weight-asian="bold" style:font-size-complex="20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15% 58%" style:font-name="Segoe UI Semibold" fo:font-size="20pt" fo:language="en" fo:country="US" fo:font-style="italic" fo:text-shadow="none" style:text-underline-style="none" fo:font-weight="bold" style:letter-kerning="true" style:font-name-asian="Microsoft YaHei" style:font-size-asian="20pt" style:language-asian="ar" style:country-asian="SA" style:font-style-asian="italic" style:font-weight-asian="bold" style:font-size-complex="20pt" style:language-complex="he" style:country-complex="IL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5" draw:layer="layout" svg:width="23.876cm" svg:height="1.471cm" svg:x="2.032cm" svg:y="4.117cm">
          <draw:text-box>
            <text:p text:style-name="P4"><text:span text:style-name="T2">Wednesday, March 27, 2019 – Lent Midweek Servic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5" draw:layer="layout" svg:width="23.876cm" svg:height="8.105cm" svg:x="2.032cm" svg:y="0.561cm">
          <draw:text-box>
            <text:p text:style-name="P4"><text:span text:style-name="T1">Welcome to our Midweek Lenten Service.</text:span></text:p>
            <text:p text:style-name="P4"><text:span text:style-name="T1">We are happy to have you join us</text:span></text:p>
            <text:p text:style-name="P4"><text:span text:style-name="T1">for this worship opportunity.</text:span></text:p>
            <text:p text:style-name="P4"><text:span text:style-name="T1"/></text:p>
            <text:p text:style-name="P4"><text:span text:style-name="T3">Our service will follow the order of worship</text:span></text:p>
            <text:p text:style-name="P4"><text:span text:style-name="T3">found in your bulletin and on the screen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8" draw:layer="layout" svg:width="23.876cm" svg:height="3.063cm" svg:x="2.032cm" svg:y="0.561cm">
          <draw:text-box>
            <text:p text:style-name="P7"><text:span text:style-name="T4">HYMN #440</text:span></text:p>
            <text:p text:style-name="P4"><text:span text:style-name="T5">“</text:span><text:span text:style-name="T5">Jesus, I Will Ponder Now”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10" draw:layer="layout" svg:width="23.876cm" svg:height="7.011cm" svg:x="2.032cm" svg:y="0.561cm">
          <draw:text-box>
            <text:p text:style-name="P9"><text:span text:style-name="T6">1.</text:span><text:span text:style-name="T7"> Jesus, I will ponder now </text:span><text:span text:style-name="T7"><text:line-break/></text:span><text:span text:style-name="T7">On Your holy passion; </text:span><text:span text:style-name="T7"><text:line-break/></text:span><text:span text:style-name="T7">With Your Spirit me endow </text:span><text:span text:style-name="T7"><text:line-break/></text:span><text:span text:style-name="T7">For such meditatio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10" draw:layer="layout" svg:width="23.876cm" svg:height="7.011cm" svg:x="2.032cm" svg:y="0.561cm">
          <draw:text-box>
            <text:p text:style-name="P9"><text:span text:style-name="T7">Grant that I in love and faith </text:span><text:span text:style-name="T7"><text:line-break/></text:span><text:span text:style-name="T7">May the image cherish </text:span><text:span text:style-name="T7"><text:line-break/></text:span><text:span text:style-name="T7">Of Your suff’ring, pain, and death </text:span><text:span text:style-name="T7"><text:line-break/></text:span><text:span text:style-name="T7">That I may not peris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0" draw:layer="layout" svg:width="25.654cm" svg:height="8.075cm" svg:x="1.016cm" svg:y="0.561cm">
          <draw:text-box>
            <text:p text:style-name="P9"><text:span text:style-name="T8">2. </text:span><text:span text:style-name="T9">Make me see Your great distress, </text:span><text:span text:style-name="T9"><text:line-break/></text:span><text:span text:style-name="T9">Anguish, and affliction, </text:span><text:span text:style-name="T9"><text:line-break/></text:span><text:span text:style-name="T9">Bonds and stripes and wretchedness </text:span><text:span text:style-name="T9"><text:line-break/></text:span><text:span text:style-name="T9">And Your crucifixion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0" draw:layer="layout" svg:width="23.876cm" svg:height="7.011cm" svg:x="2.032cm" svg:y="0.561cm">
          <draw:text-box>
            <text:p text:style-name="P9"><text:span text:style-name="T10">Make me see how scourge and rod, </text:span><text:span text:style-name="T10"><text:line-break/></text:span><text:span text:style-name="T10">Spear and nails did wound You, </text:span><text:span text:style-name="T10"><text:line-break/></text:span><text:span text:style-name="T10">How for them You died, O God, </text:span><text:span text:style-name="T10"><text:line-break/></text:span><text:span text:style-name="T10">Who with thorns had crowned You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0" draw:layer="layout" svg:width="23.876cm" svg:height="7.011cm" svg:x="2.032cm" svg:y="0.561cm">
          <draw:text-box>
            <text:p text:style-name="P9"><text:span text:style-name="T8">3. </text:span><text:span text:style-name="T10">Yet, O Lord, not thus alone </text:span><text:span text:style-name="T10"><text:line-break/></text:span><text:span text:style-name="T10">Make me see Your passion, </text:span><text:span text:style-name="T10"><text:line-break/></text:span><text:span text:style-name="T10">But its cause to me make known </text:span><text:span text:style-name="T10"><text:line-break/></text:span><text:span text:style-name="T10">And its terminatio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0" draw:layer="layout" svg:width="23.876cm" svg:height="7.011cm" svg:x="2.032cm" svg:y="0.561cm">
          <draw:text-box>
            <text:p text:style-name="P9"><text:span text:style-name="T10">Ah! I also and my sin </text:span><text:span text:style-name="T10"><text:line-break/></text:span><text:span text:style-name="T10">Wrought Your deep affliction; </text:span><text:span text:style-name="T10"><text:line-break/></text:span><text:span text:style-name="T10">This indeed the cause has been </text:span><text:span text:style-name="T10"><text:line-break/></text:span><text:span text:style-name="T10">Of Your crucifixio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0" draw:layer="layout" svg:width="23.876cm" svg:height="7.011cm" svg:x="2.032cm" svg:y="0.561cm">
          <draw:text-box>
            <text:p text:style-name="P9"><text:span text:style-name="T8">4. </text:span><text:span text:style-name="T10">Grant that I Your passion view </text:span><text:span text:style-name="T10"><text:line-break/></text:span><text:span text:style-name="T10">With repentant grieving. </text:span><text:span text:style-name="T10"><text:line-break/></text:span><text:span text:style-name="T10">Let me not bring shame to You</text:span></text:p>
            <text:p text:style-name="P9"><text:span text:style-name="T10">By unholy living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0" draw:layer="layout" svg:width="23.876cm" svg:height="7.011cm" svg:x="2.032cm" svg:y="0.561cm">
          <draw:text-box>
            <text:p text:style-name="P9"><text:span text:style-name="T10">How could I refuse to shun </text:span><text:span text:style-name="T10"><text:line-break/></text:span><text:span text:style-name="T10">Ev’ry sinful pleasure </text:span><text:span text:style-name="T10"><text:line-break/></text:span><text:span text:style-name="T10">Since for me God’s only Son </text:span><text:span text:style-name="T10"><text:line-break/></text:span><text:span text:style-name="T10">Suffered without measure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0" draw:layer="layout" svg:width="23.876cm" svg:height="7.011cm" svg:x="2.032cm" svg:y="0.561cm">
          <draw:text-box>
            <text:p text:style-name="P9"><text:span text:style-name="T8">5. </text:span><text:span text:style-name="T10">If my sins give me alarm </text:span><text:span text:style-name="T10"><text:line-break/></text:span><text:span text:style-name="T10">And my conscience grieve me, </text:span><text:span text:style-name="T10"><text:line-break/></text:span><text:span text:style-name="T10">Let Your cross my fear disarm; </text:span><text:span text:style-name="T10"><text:line-break/></text:span><text:span text:style-name="T10">Peace of conscience give m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0" draw:layer="layout" svg:width="23.876cm" svg:height="7.011cm" svg:x="2.032cm" svg:y="0.561cm">
          <draw:text-box>
            <text:p text:style-name="P9"><text:span text:style-name="T10">Help me see forgiveness won </text:span><text:span text:style-name="T10"><text:line-break/></text:span><text:span text:style-name="T10">By Your holy passion. </text:span><text:span text:style-name="T10"><text:line-break/></text:span><text:span text:style-name="T10">If for me He slays His Son, </text:span><text:span text:style-name="T10"><text:line-break/></text:span><text:span text:style-name="T10">God must have compassion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12" draw:layer="layout" svg:width="23.876cm" svg:height="7.011cm" svg:x="2.032cm" svg:y="0.561cm">
          <draw:text-box>
            <text:p text:style-name="P11"><text:span text:style-name="T8">6. </text:span><text:span text:style-name="T10">Graciously my faith renew;</text:span></text:p>
            <text:p text:style-name="P11"><text:span text:style-name="T10">Help me bear my crosses,</text:span></text:p>
            <text:p text:style-name="P11"><text:span text:style-name="T10">Learning humbleness from You,</text:span></text:p>
            <text:p text:style-name="P9"><text:span text:style-name="T10">Peace mid pain and losse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12" draw:layer="layout" svg:width="23.876cm" svg:height="12.46cm" svg:x="2.032cm" svg:y="0.561cm">
          <draw:text-box>
            <text:p text:style-name="P11"><text:span text:style-name="T10">May I give You love for love!</text:span></text:p>
            <text:p text:style-name="P11"><text:span text:style-name="T10">Hear me, O my Savior,</text:span></text:p>
            <text:p text:style-name="P11"><text:span text:style-name="T10">That I may in heav’n above</text:span></text:p>
            <text:p text:style-name="P11"><text:span text:style-name="T10">Sing Your praise forever.</text:span></text:p>
            <text:p text:style-name="P9"><text:span text:style-name="T11"><text:line-break/></text:span><text:span text:style-name="T11"/></text:p>
            <text:p text:style-name="P13"><text:span text:style-name="T11"><text:s text:c="11"/></text:span><text:span text:style-name="T12">Public domain</text:span></text:p>
            <text:p text:style-name="P11"><text:span text:style-name="T1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5.4cm" svg:height="6.256cm" svg:x="1.27cm" svg:y="0.561cm">
          <draw:text-box>
            <text:p text:style-name="P2"><text:span text:style-name="T13">INVOCATION &amp; OPENING SENTENCES</text:span></text:p>
            <text:p text:style-name="P14"><text:span text:style-name="T14">P:</text:span><text:span text:style-name="T15"><text:tab/></text:span><text:span text:style-name="T15">In the beginning was the Word, and the Word </text:span></text:p>
            <text:p text:style-name="P14"><text:span text:style-name="T15"><text:s text:c="4"/></text:span><text:span text:style-name="T15">was with God, </text:span></text:p>
            <text:p text:style-name="P14"><text:span text:style-name="T16">C:</text:span><text:span text:style-name="T17"><text:tab/></text:span><text:span text:style-name="T18">and the Word was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5.4cm" svg:height="6.824cm" svg:x="1.27cm" svg:y="0.561cm">
          <draw:text-box>
            <text:p text:style-name="P14"><text:span text:style-name="T19">P:</text:span><text:span text:style-name="T20"><text:tab/></text:span><text:span text:style-name="T20">The Word became flesh and dwelt among us, </text:span></text:p>
            <text:p text:style-name="P14"><text:span text:style-name="T21">C:</text:span><text:span text:style-name="T22"><text:tab/></text:span><text:span text:style-name="T18">and we have seen His glory, glory as of </text:span></text:p>
            <text:p text:style-name="P14"><text:span text:style-name="T18"><text:s text:c="4"/></text:span><text:span text:style-name="T18">the only Son from the Father, full of </text:span></text:p>
            <text:p text:style-name="P14"><text:span text:style-name="T18"><text:s text:c="4"/></text:span><text:span text:style-name="T18">grace and truth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5.4cm" svg:height="6.637cm" svg:x="1.27cm" svg:y="0.561cm">
          <draw:text-box>
            <text:p text:style-name="P14"><text:span text:style-name="T23">P:</text:span><text:span text:style-name="T24"><text:tab/></text:span><text:span text:style-name="T24">Since therefore the children share in flesh and </text:span></text:p>
            <text:p text:style-name="P14"><text:span text:style-name="T24"><text:s text:c="4"/></text:span><text:span text:style-name="T24">blood, </text:span></text:p>
            <text:p text:style-name="P14"><text:span text:style-name="T25">C: </text:span><text:span text:style-name="T18">He Himself likewise partook of the </text:span></text:p>
            <text:p text:style-name="P14"><text:span text:style-name="T18"><text:s text:c="4"/></text:span><text:span text:style-name="T18">same things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5.4cm" svg:height="5.487cm" svg:x="1.27cm" svg:y="0.561cm">
          <draw:text-box>
            <text:p text:style-name="P14"><text:span text:style-name="T23">P:</text:span><text:span text:style-name="T24"><text:tab/></text:span><text:span text:style-name="T24">Great indeed, we confess, is the mystery of </text:span></text:p>
            <text:p text:style-name="P14"><text:span text:style-name="T24"><text:s text:c="4"/></text:span><text:span text:style-name="T24">godliness: </text:span></text:p>
            <text:p text:style-name="P14"><text:span text:style-name="T25">C: </text:span><text:span text:style-name="T18">He was manifested in the flesh,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5.4cm" svg:height="6.637cm" svg:x="1.27cm" svg:y="0.561cm">
          <draw:text-box>
            <text:p text:style-name="P14"><text:span text:style-name="T23">P:</text:span><text:span text:style-name="T26"><text:tab/></text:span><text:span text:style-name="T26">vindicated by the Spirit, seen by angels, </text:span></text:p>
            <text:p text:style-name="P14"><text:span text:style-name="T26"><text:s text:c="4"/></text:span><text:span text:style-name="T26">proclaimed among the nations, </text:span></text:p>
            <text:p text:style-name="P14"><text:span text:style-name="T25">C: </text:span><text:span text:style-name="T27">believed on in the world, taken up in </text:span></text:p>
            <text:p text:style-name="P14"><text:span text:style-name="T27"><text:s text:c="4"/></text:span><text:span text:style-name="T27">glor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5.4cm" svg:height="5.487cm" svg:x="1.27cm" svg:y="0.561cm">
          <draw:text-box>
            <text:p text:style-name="P14"><text:span text:style-name="T23">P:</text:span><text:span text:style-name="T26"><text:tab/></text:span><text:span text:style-name="T26">For I know that my Redeemer lives,</text:span></text:p>
            <text:p text:style-name="P14"><text:span text:style-name="T25">C:</text:span><text:span text:style-name="T28"> </text:span><text:span text:style-name="T27">and at the last He will stand upon the </text:span></text:p>
            <text:p text:style-name="P14"><text:span text:style-name="T27"><text:s text:c="4"/></text:span><text:span text:style-name="T27">ear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5.4cm" svg:height="3.757cm" svg:x="1.27cm" svg:y="0.561cm">
          <draw:text-box>
            <text:p text:style-name="P14"><text:span text:style-name="T23">P: </text:span><text:span text:style-name="T26">And after my skin has been thus destroyed,</text:span></text:p>
            <text:p text:style-name="P14"><text:span text:style-name="T25">C:</text:span><text:span text:style-name="T28"> </text:span><text:span text:style-name="T27">yet in my flesh I shall see God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5.4cm" svg:height="6.446cm" svg:x="1.27cm" svg:y="0.561cm">
          <draw:text-box>
            <text:p text:style-name="P2"><text:span text:style-name="T29">CONFESSION</text:span></text:p>
            <text:p text:style-name="P14"><text:span text:style-name="T30">P:</text:span><text:span text:style-name="T31"><text:tab/></text:span><text:span text:style-name="T31">As we consider the true humanity of our Lord, </text:span></text:p>
            <text:p text:style-name="P14"><text:span text:style-name="T31"><text:s text:c="4"/></text:span><text:span text:style-name="T31">let us confess our human failings.</text:span></text:p>
            <text:p text:style-name="P2"><text:span text:style-name="T32"/></text:p>
            <text:p text:style-name="P2"><text:span text:style-name="T32">+ Silence for reflection on God’s Word and for self-examination +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17" draw:layer="layout" svg:width="26.416cm" svg:height="8.327cm" svg:x="0.762cm" svg:y="0.561cm">
          <draw:text-box>
            <text:p text:style-name="P16"><text:span text:style-name="T30">P: </text:span><text:span text:style-name="T31">In the Sermon on the Mount, Jesus said, </text:span></text:p>
            <text:p text:style-name="P16"><text:span text:style-name="T31"><text:s text:c="4"/>“</text:span><text:span text:style-name="T31">When you fast,”</text:span></text:p>
            <text:p text:style-name="P16"><text:span text:style-name="T33">C:</text:span><text:span text:style-name="T34"><text:tab/></text:span><text:span text:style-name="T27">but we have avoided physical discomfort </text:span></text:p>
            <text:p text:style-name="P16"><text:span text:style-name="T27"><text:s text:c="4"/></text:span><text:span text:style-name="T27">and preferred less physical “spiritual” </text:span></text:p>
            <text:p text:style-name="P16"><text:span text:style-name="T27"><text:s text:c="4"/></text:span><text:span text:style-name="T27">discipline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6.416cm" svg:height="5.317cm" svg:x="0.762cm" svg:y="0.561cm">
          <draw:text-box>
            <text:p text:style-name="P18"><text:span text:style-name="T30">P:</text:span><text:span text:style-name="T31"><text:tab/></text:span><text:span text:style-name="T31">Jesus prayed, “I am praying for them,”</text:span></text:p>
            <text:p text:style-name="P18"><text:span text:style-name="T33">C: </text:span><text:span text:style-name="T27">but we have spent more time praying for </text:span></text:p>
            <text:p text:style-name="P18"><text:span text:style-name="T27"><text:s text:c="4"/></text:span><text:span text:style-name="T27">ourselves than interceding for other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5.317cm" svg:x="1.241cm" svg:y="0.561cm">
          <draw:text-box>
            <text:p text:style-name="P18"><text:span text:style-name="T30">P:</text:span><text:span text:style-name="T30"><text:tab/></text:span><text:span text:style-name="T31">Jesus “was despised and rejected by men,”</text:span></text:p>
            <text:p text:style-name="P18"><text:span text:style-name="T33">C: </text:span><text:span text:style-name="T27">but we have avoided opposition </text:span></text:p>
            <text:p text:style-name="P18"><text:span text:style-name="T27"><text:s text:c="4"/></text:span><text:span text:style-name="T27">whenever possib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5.317cm" svg:x="1.241cm" svg:y="0.561cm">
          <draw:text-box>
            <text:p text:style-name="P18"><text:span text:style-name="T35">P:</text:span><text:span text:style-name="T36"><text:tab/></text:span><text:span text:style-name="T36">Jesus’ garments were stripped from Him,</text:span></text:p>
            <text:p text:style-name="P18"><text:span text:style-name="T25">C: </text:span><text:span text:style-name="T27">but we have tried to hide our shame </text:span></text:p>
            <text:p text:style-name="P18"><text:span text:style-name="T27"><text:s text:c="4"/></text:span><text:span text:style-name="T27">from God and one another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6.637cm" svg:x="1.241cm" svg:y="0.561cm">
          <draw:text-box>
            <text:p text:style-name="P18"><text:span text:style-name="T35">P:</text:span><text:span text:style-name="T36"><text:tab/></text:span><text:span text:style-name="T36">Jesus provided for His mother, who gave Him </text:span></text:p>
            <text:p text:style-name="P18"><text:span text:style-name="T36"><text:s text:c="4"/></text:span><text:span text:style-name="T36">life, even while on the cross,</text:span></text:p>
            <text:p text:style-name="P18"><text:span text:style-name="T25">C: </text:span><text:span text:style-name="T27">but we have neglected the Church, who </text:span></text:p>
            <text:p text:style-name="P18"><text:span text:style-name="T27"><text:s text:c="4"/></text:span><text:span text:style-name="T27">gives us news of eternal lif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8.327cm" svg:x="1.241cm" svg:y="0.561cm">
          <draw:text-box>
            <text:p text:style-name="P18"><text:span text:style-name="T35">P:</text:span><text:span text:style-name="T36"> </text:span><text:span text:style-name="T36"><text:tab/></text:span><text:span text:style-name="T36">Jesus, while dying to save us, admitted His </text:span></text:p>
            <text:p text:style-name="P18"><text:span text:style-name="T36"><text:s text:c="4"/></text:span><text:span text:style-name="T36">physical need, saying, “I thirst,”</text:span></text:p>
            <text:p text:style-name="P18"><text:span text:style-name="T25">C: </text:span><text:span text:style-name="T27">but we often make decisions based on </text:span></text:p>
            <text:p text:style-name="P18"><text:span text:style-name="T27"><text:s text:c="4"/></text:span><text:span text:style-name="T27">our creature comforts instead of our </text:span></text:p>
            <text:p text:style-name="P18"><text:span text:style-name="T27"><text:s text:c="4"/></text:span><text:span text:style-name="T27">fai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6.637cm" svg:x="1.241cm" svg:y="0.561cm">
          <draw:text-box>
            <text:p text:style-name="P18"><text:span text:style-name="T35">P: </text:span><text:span text:style-name="T36">Jesus said of His life, “I lay it down of My own </text:span></text:p>
            <text:p text:style-name="P18"><text:span text:style-name="T36"><text:s text:c="4"/></text:span><text:span text:style-name="T36">accord,”</text:span></text:p>
            <text:p text:style-name="P18"><text:span text:style-name="T25">C: </text:span><text:span text:style-name="T27">but we have sought to save our own </text:span></text:p>
            <text:p text:style-name="P18"><text:span text:style-name="T27"><text:s text:c="4"/></text:span><text:span text:style-name="T27">skin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5.317cm" svg:x="1.241cm" svg:y="0.561cm">
          <draw:text-box>
            <text:p text:style-name="P18"><text:span text:style-name="T35">P:</text:span><text:span text:style-name="T36"><text:tab/></text:span><text:span text:style-name="T36">Jesus was buried and rested in the tomb,</text:span></text:p>
            <text:p text:style-name="P18"><text:span text:style-name="T25">C: </text:span><text:span text:style-name="T27">but we have looked for ways to avoid </text:span></text:p>
            <text:p text:style-name="P18"><text:span text:style-name="T27"><text:s text:c="4"/></text:span><text:span text:style-name="T27">even talking about death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17" draw:layer="layout" svg:width="25.654cm" svg:height="6.637cm" svg:x="1.241cm" svg:y="0.561cm">
          <draw:text-box>
            <text:p text:style-name="P18"><text:span text:style-name="T30">P: </text:span><text:span text:style-name="T31">Jesus surprised everyone when He rose on </text:span></text:p>
            <text:p text:style-name="P18"><text:span text:style-name="T31"><text:s text:c="4"/></text:span><text:span text:style-name="T31">Easter,</text:span></text:p>
            <text:p text:style-name="P18"><text:span text:style-name="T33">C: </text:span><text:span text:style-name="T27">but we have failed to live as those who </text:span></text:p>
            <text:p text:style-name="P18"><text:span text:style-name="T27"><text:s text:c="4"/></text:span><text:span text:style-name="T27">will also rise to live with Him forever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17" draw:layer="layout" svg:width="25.654cm" svg:height="3.631cm" svg:x="1.241cm" svg:y="0.561cm">
          <draw:text-box>
            <text:p text:style-name="P18"><text:span text:style-name="T27"><text:s text:c="4"/></text:span><text:span text:style-name="T27">Have mercy and forgive us, O Lord </text:span></text:p>
            <text:p text:style-name="P18"><text:span text:style-name="T27"><text:s text:c="4"/></text:span><text:span text:style-name="T27">Jesus Chris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17" draw:layer="layout" svg:width="25.654cm" svg:height="7.572cm" svg:x="1.241cm" svg:y="0.424cm">
          <draw:text-box>
            <text:p text:style-name="P19"><text:span text:style-name="T37">FORGIVENESS</text:span></text:p>
            <text:p text:style-name="P18"><text:span text:style-name="T30">P:</text:span><text:span text:style-name="T31"><text:tab/></text:span><text:span text:style-name="T31">The man Jesus, the Word made flesh, endured </text:span></text:p>
            <text:p text:style-name="P18"><text:span text:style-name="T31"><text:s text:c="4"/></text:span><text:span text:style-name="T31">hunger, rejection, shame, abuse, and death to </text:span></text:p>
            <text:p text:style-name="P18"><text:span text:style-name="T31"><text:s text:c="4"/></text:span><text:span text:style-name="T31">pay for our sins and to open heaven to all who </text:span></text:p>
            <text:p text:style-name="P18"><text:span text:style-name="T31"><text:s text:c="4"/></text:span><text:span text:style-name="T31">trust in His nam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1" draw:layer="layout" svg:width="25.654cm" svg:height="7.766cm" svg:x="1.524cm" svg:y="0.525cm">
          <draw:text-box>
            <text:p text:style-name="P20"><text:span text:style-name="T38"><text:s text:c="2"/></text:span><text:span text:style-name="T38">He physically rose and now gives us our daily </text:span></text:p>
            <text:p text:style-name="P20"><text:span text:style-name="T38"><text:s text:c="2"/></text:span><text:span text:style-name="T38">bread, lets His kingdom come to us and through </text:span></text:p>
            <text:p text:style-name="P20"><text:span text:style-name="T38"><text:s text:c="2"/></text:span><text:span text:style-name="T38">us, and moves us to do His will here on earth </text:span></text:p>
            <text:p text:style-name="P20"><text:span text:style-name="T38"><text:s text:c="2"/></text:span><text:span text:style-name="T38">until we follow Him through death to eternity </text:span></text:p>
            <text:p text:style-name="P20"><text:span text:style-name="T38"><text:s text:c="2"/></text:span><text:span text:style-name="T38">with Him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1" draw:layer="layout" svg:width="25.654cm" svg:height="4.947cm" svg:x="1.241cm" svg:y="0.561cm">
          <draw:text-box>
            <text:p text:style-name="P20"><text:span text:style-name="T38"><text:s text:c="4"/></text:span><text:span text:style-name="T38">May He who began a good work in you bring it </text:span></text:p>
            <text:p text:style-name="P20"><text:span text:style-name="T38"><text:s text:c="4"/></text:span><text:span text:style-name="T38">to completion in the day of Jesus Christ.</text:span></text:p>
            <text:p text:style-name="P18"><text:span text:style-name="T33">C: </text:span><text:span text:style-name="T27">Am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17" draw:layer="layout" svg:width="25.654cm" svg:height="6.637cm" svg:x="1.241cm" svg:y="0.561cm">
          <draw:text-box>
            <text:p text:style-name="P19"><text:span text:style-name="T39"><text:s text:c="13"/></text:span><text:span text:style-name="T40">PSALMODY</text:span><text:span text:style-name="T41"> </text:span><text:span text:style-name="T42">(spoken)</text:span></text:p>
            <text:p text:style-name="P19"><text:span text:style-name="T43">Psalm 32</text:span></text:p>
            <text:p text:style-name="P22"><text:span text:style-name="T44">All:</text:span><text:span text:style-name="T43"> </text:span><text:span text:style-name="T45">Blessed is the one whose transgression </text:span></text:p>
            <text:p text:style-name="P22"><text:span text:style-name="T45"><text:s text:c="5"/></text:span><text:span text:style-name="T45">is forgiven, whose sin is cover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1" draw:layer="layout" svg:width="25.654cm" svg:height="4.947cm" svg:x="1.241cm" svg:y="0.561cm">
          <draw:text-box>
            <text:p text:style-name="P20"><text:span text:style-name="T46">P: </text:span><text:span text:style-name="T41">Blessed is the man against whom the </text:span><text:span text:style-name="T47">Lord</text:span><text:span text:style-name="T41"> </text:span></text:p>
            <text:p text:style-name="P20"><text:span text:style-name="T41"><text:s text:c="4"/></text:span><text:span text:style-name="T41">counts no iniquity,</text:span></text:p>
            <text:p text:style-name="P18"><text:span text:style-name="T48">C:</text:span><text:span text:style-name="T49"><text:tab/></text:span><text:span text:style-name="T50">and in whose spirit there is no decei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17" draw:layer="layout" svg:width="25.654cm" svg:height="10.017cm" svg:x="1.241cm" svg:y="0.561cm">
          <draw:text-box>
            <text:p text:style-name="P18"><text:span text:style-name="T46">P: </text:span><text:span text:style-name="T41">For when I kept silent, my bones wasted away</text:span></text:p>
            <text:p text:style-name="P18"><text:span text:style-name="T41"><text:s text:c="4"/></text:span><text:span text:style-name="T41"><text:tab/></text:span><text:span text:style-name="T41">through my groaning all day long.</text:span></text:p>
            <text:p text:style-name="P18"><text:span text:style-name="T51">C: </text:span><text:span text:style-name="T50">For day and night Your hand was heavy </text:span></text:p>
            <text:p text:style-name="P18"><text:span text:style-name="T50"><text:s text:c="4"/></text:span><text:span text:style-name="T50">upon me; my strength was dried up as </text:span></text:p>
            <text:p text:style-name="P18"><text:span text:style-name="T50"><text:s text:c="4"/></text:span><text:span text:style-name="T50">by the heat</text:span></text:p>
            <text:p text:style-name="P18"><text:span text:style-name="T50"><text:s text:c="8"/></text:span><text:span text:style-name="T50">of summer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4" draw:layer="layout" svg:width="25.654cm" svg:height="3.631cm" svg:x="1.241cm" svg:y="0.561cm">
          <draw:text-box>
            <text:p text:style-name="P23"><text:span text:style-name="T52">All:</text:span><text:span text:style-name="T49"> </text:span><text:span text:style-name="T53">Blessed is the one whose transgression </text:span></text:p>
            <text:p text:style-name="P23"><text:span text:style-name="T53"><text:s text:c="5"/></text:span><text:span text:style-name="T53">is forgiven, whose sin is cover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5.654cm" svg:height="8.327cm" svg:x="1.241cm" svg:y="0.561cm">
          <draw:text-box>
            <text:p text:style-name="P18"><text:span text:style-name="T54">P:</text:span><text:span text:style-name="T55"><text:tab/></text:span><text:span text:style-name="T55">I acknowledged my sin to You, and I did not </text:span></text:p>
            <text:p text:style-name="P18"><text:span text:style-name="T55"><text:s text:c="4"/></text:span><text:span text:style-name="T55">cover my iniquity;</text:span></text:p>
            <text:p text:style-name="P18"><text:span text:style-name="T56">C: </text:span><text:span text:style-name="T50">I said, “I will confess my transgressions </text:span></text:p>
            <text:p text:style-name="P18"><text:span text:style-name="T50"><text:s text:c="4"/></text:span><text:span text:style-name="T50">to the </text:span><text:span text:style-name="T57">Lord</text:span><text:span text:style-name="T50">,” and You forgave the </text:span></text:p>
            <text:p text:style-name="P18"><text:span text:style-name="T50"><text:s text:c="4"/></text:span><text:span text:style-name="T50">iniquity of my si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4" draw:layer="layout" svg:width="25.654cm" svg:height="3.631cm" svg:x="1.241cm" svg:y="0.561cm">
          <draw:text-box>
            <text:p text:style-name="P23"><text:span text:style-name="T52">All:</text:span><text:span text:style-name="T49"> </text:span><text:span text:style-name="T53">Blessed is the one whose transgression </text:span></text:p>
            <text:p text:style-name="P23"><text:span text:style-name="T53"><text:s text:c="5"/></text:span><text:span text:style-name="T53">is forgiven, whose sin is cover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5" draw:layer="layout" svg:width="26.416cm" svg:height="7.059cm" svg:x="0.762cm" svg:y="0.561cm">
          <draw:text-box>
            <text:p text:style-name="P18"><text:span text:style-name="T54">P:</text:span><text:span text:style-name="T55"><text:tab/></text:span><text:span text:style-name="T55">Therefore let everyone who is godly offer </text:span></text:p>
            <text:p text:style-name="P18"><text:span text:style-name="T55"><text:s text:c="4"/></text:span><text:span text:style-name="T55">prayer to You at a time when You may be found;</text:span></text:p>
            <text:p text:style-name="P18"><text:span text:style-name="T56">C: </text:span><text:span text:style-name="T50">surely in the rush of great waters,</text:span></text:p>
            <text:p text:style-name="P26"><text:span text:style-name="T50"><text:s text:c="4"/></text:span><text:span text:style-name="T50">they shall not reach him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5.654cm" svg:height="6.637cm" svg:x="1.241cm" svg:y="0.561cm">
          <draw:text-box>
            <text:p text:style-name="P18"><text:span text:style-name="T54"><text:s/></text:span><text:span text:style-name="T54">P: </text:span><text:span text:style-name="T55">You are a hiding place for me; <text:s/>You preserve </text:span></text:p>
            <text:p text:style-name="P18"><text:span text:style-name="T55"><text:s text:c="5"/></text:span><text:span text:style-name="T55">me from trouble;</text:span></text:p>
            <text:p text:style-name="P18"><text:span text:style-name="T58">C: </text:span><text:span text:style-name="T50">You surround me with shouts of </text:span></text:p>
            <text:p text:style-name="P18"><text:span text:style-name="T50"><text:s text:c="4"/></text:span><text:span text:style-name="T50">deliveranc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4" draw:layer="layout" svg:width="25.654cm" svg:height="3.631cm" svg:x="1.241cm" svg:y="0.561cm">
          <draw:text-box>
            <text:p text:style-name="P23"><text:span text:style-name="T52">All:</text:span><text:span text:style-name="T49"> </text:span><text:span text:style-name="T53">Blessed is the one whose transgression </text:span></text:p>
            <text:p text:style-name="P23"><text:span text:style-name="T53"><text:s text:c="5"/></text:span><text:span text:style-name="T53">is forgiven, whose sin is cover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5.654cm" svg:height="6.637cm" svg:x="1.241cm" svg:y="0.561cm">
          <draw:text-box>
            <text:p text:style-name="P18"><text:span text:style-name="T54">P:</text:span><text:span text:style-name="T55"><text:tab/></text:span><text:span text:style-name="T55">I will instruct you and teach you in the way </text:span></text:p>
            <text:p text:style-name="P18"><text:span text:style-name="T55"><text:s text:c="4"/></text:span><text:span text:style-name="T55">you should go;</text:span></text:p>
            <text:p text:style-name="P18"><text:span text:style-name="T56">C: </text:span><text:span text:style-name="T50">I will counsel you with my eye upon </text:span></text:p>
            <text:p text:style-name="P18"><text:span text:style-name="T50"><text:s text:c="4"/></text:span><text:span text:style-name="T50">you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5.654cm" svg:height="6.637cm" svg:x="1.241cm" svg:y="0.561cm">
          <draw:text-box>
            <text:p text:style-name="P18"><text:span text:style-name="T59">P:</text:span><text:span text:style-name="T60"><text:tab/></text:span><text:span text:style-name="T60">Be not like a horse or a mule, without </text:span></text:p>
            <text:p text:style-name="P18"><text:span text:style-name="T60"><text:s text:c="4"/></text:span><text:span text:style-name="T60">understanding,</text:span></text:p>
            <text:p text:style-name="P18"><text:span text:style-name="T58">C: </text:span><text:span text:style-name="T50">which must be curbed with bit and </text:span></text:p>
            <text:p text:style-name="P18"><text:span text:style-name="T50"><text:s text:c="4"/></text:span><text:span text:style-name="T50">bridle, or it will not stay near you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5.654cm" svg:height="5.134cm" svg:x="1.241cm" svg:y="0.561cm">
          <draw:text-box>
            <text:p text:style-name="P18"><text:span text:style-name="T59">P: </text:span><text:span text:style-name="T60">Many are the sorrows of the wicked,</text:span></text:p>
            <text:p text:style-name="P18"><text:span text:style-name="T58">C: </text:span><text:span text:style-name="T50">but steadfast love surrounds the one </text:span></text:p>
            <text:p text:style-name="P18"><text:span text:style-name="T50"><text:s text:c="4"/></text:span><text:span text:style-name="T50">who trusts in the </text:span><text:span text:style-name="T57">Lord</text:span><text:span text:style-name="T61">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5.654cm" svg:height="5.134cm" svg:x="1.241cm" svg:y="0.561cm">
          <draw:text-box>
            <text:p text:style-name="P18"><text:span text:style-name="T54">P:</text:span><text:span text:style-name="T55"><text:tab/></text:span><text:span text:style-name="T55">Be glad in the </text:span><text:span text:style-name="T47">Lord</text:span><text:span text:style-name="T55">, and rejoice, O righteous,</text:span></text:p>
            <text:p text:style-name="P18"><text:span text:style-name="T56">C: </text:span><text:span text:style-name="T50">and shout for joy, all you upright in </text:span></text:p>
            <text:p text:style-name="P18"><text:span text:style-name="T50"><text:s text:c="4"/></text:span><text:span text:style-name="T50">heart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4" draw:layer="layout" svg:width="25.654cm" svg:height="3.631cm" svg:x="1.241cm" svg:y="0.561cm">
          <draw:text-box>
            <text:p text:style-name="P23"><text:span text:style-name="T52">All:</text:span><text:span text:style-name="T49"> </text:span><text:span text:style-name="T53">Blessed is the one whose transgression </text:span></text:p>
            <text:p text:style-name="P23"><text:span text:style-name="T53"><text:s text:c="5"/></text:span><text:span text:style-name="T53">is forgiven, whose sin is cover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7" draw:layer="layout" svg:width="25.654cm" svg:height="6.069cm" svg:x="1.241cm" svg:y="0.561cm">
          <draw:text-box>
            <text:p text:style-name="P19"><text:span text:style-name="T62">READING</text:span></text:p>
            <text:p text:style-name="P19"><text:span text:style-name="T63">Genesis 3:7–21</text:span></text:p>
            <text:p text:style-name="P19"><text:span text:style-name="T63"/></text:p>
            <text:p text:style-name="P18"><text:span text:style-name="T59">P:</text:span><text:span text:style-name="T60"> </text:span><text:span text:style-name="T60"><text:tab/></text:span><text:span text:style-name="T60">A reading from the third chapter of Genesi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8" draw:layer="layout" svg:width="25.654cm" svg:height="4.76cm" svg:x="1.241cm" svg:y="0.561cm">
          <draw:text-box>
            <text:p text:style-name="P20"><text:span text:style-name="T60">Then the eyes of both were opened, and they knew that they were naked. And they sewed fig leaves together and made themselves loincloth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30" draw:layer="layout" svg:width="25.654cm" svg:height="7.766cm" svg:x="1.241cm" svg:y="0.561cm">
          <draw:text-box>
            <text:p text:style-name="P29"><text:span text:style-name="T60">And they heard the sound of the </text:span><text:span text:style-name="T64">Lord</text:span><text:span text:style-name="T60"> God walking in the garden in the cool of the day, and the man and his wife hid themselves from the presence of the </text:span><text:span text:style-name="T64">Lord</text:span><text:span text:style-name="T60"> God among the trees of the gard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30" draw:layer="layout" svg:width="25.654cm" svg:height="6.263cm" svg:x="1.241cm" svg:y="0.561cm">
          <draw:text-box>
            <text:p text:style-name="P29"><text:span text:style-name="T60"><text:s text:c="4"/></text:span><text:span text:style-name="T60">But the </text:span><text:span text:style-name="T64">Lord</text:span><text:span text:style-name="T60"> God called to the man and said </text:span></text:p>
            <text:p text:style-name="P29"><text:span text:style-name="T60"><text:s text:c="4"/></text:span><text:span text:style-name="T60">to him,</text:span></text:p>
            <text:p text:style-name="P29"><text:span text:style-name="T60"/></text:p>
            <text:p text:style-name="P18"><text:span text:style-name="T59">P:</text:span><text:span text:style-name="T60"><text:tab/></text:span><text:span text:style-name="T65">Where are you?</text:span><text:span text:style-name="T60">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32" draw:layer="layout" svg:width="25.146cm" svg:height="5.321cm" svg:x="1.27cm" svg:y="0.561cm">
          <draw:text-box>
            <text:p text:style-name="P31"><text:span text:style-name="T66">Men: </text:span><text:span text:style-name="T67">I heard the sound of You in the </text:span></text:p>
            <text:p text:style-name="P31"><text:span text:style-name="T67"><text:s text:c="8"/></text:span><text:span text:style-name="T67">garden, and I was afraid, because I </text:span></text:p>
            <text:p text:style-name="P31"><text:span text:style-name="T67"><text:s text:c="8"/></text:span><text:span text:style-name="T67">was naked, and I hid myself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30" draw:layer="layout" svg:width="25.654cm" svg:height="4.76cm" svg:x="1.241cm" svg:y="0.561cm">
          <draw:text-box>
            <text:p text:style-name="P18"><text:span text:style-name="T68">P:</text:span><text:span text:style-name="T69"><text:tab/></text:span><text:span text:style-name="T65">Who told you that you were naked? Have you </text:span></text:p>
            <text:p text:style-name="P18"><text:span text:style-name="T65"><text:s text:c="4"/></text:span><text:span text:style-name="T65">eaten of the tree of which I commanded you </text:span></text:p>
            <text:p text:style-name="P18"><text:span text:style-name="T65"><text:s text:c="4"/></text:span><text:span text:style-name="T65">not to eat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32" draw:layer="layout" svg:width="25.146cm" svg:height="5.321cm" svg:x="1.27cm" svg:y="0.561cm">
          <draw:text-box>
            <text:p text:style-name="P31"><text:span text:style-name="T70">Men: </text:span><text:span text:style-name="T71">The woman whom You gave to be </text:span></text:p>
            <text:p text:style-name="P31"><text:span text:style-name="T71"><text:s text:c="8"/></text:span><text:span text:style-name="T71">with me, she gave me fruit of the </text:span></text:p>
            <text:p text:style-name="P31"><text:span text:style-name="T71"><text:s text:c="8"/></text:span><text:span text:style-name="T71">tree, and I at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0" draw:layer="layout" svg:width="26.162cm" svg:height="7.059cm" svg:x="1.016cm" svg:y="0.561cm">
          <draw:text-box>
            <text:p text:style-name="P33"><text:span text:style-name="T72">P: </text:span><text:span text:style-name="T65">Then the </text:span><text:span text:style-name="T64">Lord</text:span><text:span text:style-name="T65"> God said to the woman, </text:span></text:p>
            <text:p text:style-name="P34"><text:span text:style-name="T72"><text:s text:c="4"/></text:span><text:span text:style-name="T65">What is this that you have done?</text:span></text:p>
            <text:p text:style-name="P34"><text:span text:style-name="T73"/></text:p>
            <text:p text:style-name="P34"><text:span text:style-name="T74">Women:</text:span><text:span text:style-name="T73"> </text:span><text:span text:style-name="T73">The serpent deceived me, and I at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6" draw:layer="layout" svg:width="26.162cm" svg:height="7.059cm" svg:x="1.016cm" svg:y="0.561cm">
          <draw:text-box>
            <text:p text:style-name="P35"><text:span text:style-name="T46">P: </text:span><text:span text:style-name="T75">The </text:span><text:span text:style-name="T76">Lord</text:span><text:span text:style-name="T75"> God said to the serpent,</text:span></text:p>
            <text:p text:style-name="P35"><text:span text:style-name="T75"><text:s text:c="4"/></text:span><text:span text:style-name="T75">Because you have done this, cursed are you </text:span></text:p>
            <text:p text:style-name="P35"><text:span text:style-name="T75"><text:s text:c="4"/></text:span><text:span text:style-name="T75">above all livestock and above all beasts of the </text:span></text:p>
            <text:p text:style-name="P35"><text:span text:style-name="T75"><text:s text:c="4"/></text:span><text:span text:style-name="T75">field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36" draw:layer="layout" svg:width="26.162cm" svg:height="3.757cm" svg:x="1.016cm" svg:y="0.561cm">
          <draw:text-box>
            <text:p text:style-name="P35"><text:span text:style-name="T75"><text:s text:c="4"/></text:span><text:span text:style-name="T75">on your belly you shall go, and dust you shall </text:span></text:p>
            <text:p text:style-name="P35"><text:span text:style-name="T75"><text:s text:c="4"/></text:span><text:span text:style-name="T75">eat all the days of your lif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6" draw:layer="layout" svg:width="26.162cm" svg:height="7.059cm" svg:x="1.016cm" svg:y="0.561cm">
          <draw:text-box>
            <text:p text:style-name="P35"><text:span text:style-name="T75"><text:s text:c="4"/></text:span><text:span text:style-name="T75">I will put enmity between you and the woman, </text:span></text:p>
            <text:p text:style-name="P35"><text:span text:style-name="T75"><text:s text:c="4"/></text:span><text:span text:style-name="T75">and between your offspring and her Offspring; <text:s/></text:span></text:p>
            <text:p text:style-name="P35"><text:span text:style-name="T75"><text:s text:c="4"/></text:span><text:span text:style-name="T75">He shall bruise your head, and you shall bruise </text:span></text:p>
            <text:p text:style-name="P35"><text:span text:style-name="T75"><text:s text:c="4"/></text:span><text:span text:style-name="T75">His heel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0" draw:layer="layout" svg:width="26.162cm" svg:height="7.766cm" svg:x="1.016cm" svg:y="0.561cm">
          <draw:text-box>
            <text:p text:style-name="P33"><text:span text:style-name="T72">P: </text:span><text:span text:style-name="T77">To the woman He said,</text:span></text:p>
            <text:p text:style-name="P33"><text:span text:style-name="T77"><text:s text:c="4"/></text:span><text:span text:style-name="T77">I will surely multiply your pain in childbearing; </text:span></text:p>
            <text:p text:style-name="P33"><text:span text:style-name="T77"><text:s text:c="4"/></text:span><text:span text:style-name="T77">in pain you shall bring forth children. Your </text:span></text:p>
            <text:p text:style-name="P33"><text:span text:style-name="T77"><text:s text:c="4"/></text:span><text:span text:style-name="T77">desire shall be contrary to your husband, but he </text:span></text:p>
            <text:p text:style-name="P33"><text:span text:style-name="T77"><text:s text:c="4"/></text:span><text:span text:style-name="T77">shall rule over you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0" draw:layer="layout" svg:width="26.162cm" svg:height="9.269cm" svg:x="1.016cm" svg:y="0.561cm">
          <draw:text-box>
            <text:p text:style-name="P33"><text:span text:style-name="T72">P: </text:span><text:span text:style-name="T77">And to Adam He said,</text:span></text:p>
            <text:p text:style-name="P33"><text:span text:style-name="T77"><text:tab/></text:span><text:span text:style-name="T77">Because you have listened to the voice of your </text:span></text:p>
            <text:p text:style-name="P33"><text:span text:style-name="T77"><text:s text:c="4"/></text:span><text:span text:style-name="T77">wife and have eaten of the tree of which I </text:span></text:p>
            <text:p text:style-name="P33"><text:span text:style-name="T77"><text:s text:c="4"/></text:span><text:span text:style-name="T77">commanded you, “You shall not eat of it,” </text:span></text:p>
            <text:p text:style-name="P33"><text:span text:style-name="T77"><text:s text:c="4"/></text:span><text:span text:style-name="T77">cursed is the ground</text:span></text:p>
            <text:p text:style-name="P33"><text:span text:style-name="T77"><text:s text:c="4"/></text:span><text:span text:style-name="T77">because of you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5" draw:text-style-name="P30" draw:layer="layout" svg:width="26.162cm" svg:height="5.281cm" svg:x="1.016cm" svg:y="0.561cm">
          <draw:text-box>
            <text:p text:style-name="P33"><text:span text:style-name="T77"><text:s text:c="4"/></text:span><text:span text:style-name="T77">in pain you shall eat of it all the days of your </text:span></text:p>
            <text:p text:style-name="P33"><text:span text:style-name="T77"><text:s text:c="4"/></text:span><text:span text:style-name="T77">life; thorns and thistles it shall bring forth for </text:span></text:p>
            <text:p text:style-name="P33"><text:span text:style-name="T77"><text:s text:c="4"/></text:span><text:span text:style-name="T77">you; and you shall eat the plants of the fiel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0" draw:layer="layout" svg:width="26.162cm" svg:height="7.059cm" svg:x="1.016cm" svg:y="0.561cm">
          <draw:text-box>
            <text:p text:style-name="P33"><text:span text:style-name="T77"><text:s text:c="4"/></text:span><text:span text:style-name="T77">By the sweat of your face you shall eat bread, </text:span></text:p>
            <text:p text:style-name="P33"><text:span text:style-name="T77"><text:s text:c="4"/></text:span><text:span text:style-name="T77">till you return to the ground, for out of it you </text:span></text:p>
            <text:p text:style-name="P33"><text:span text:style-name="T77"><text:s text:c="4"/></text:span><text:span text:style-name="T77">were taken; for you are dust, and to dust you </text:span></text:p>
            <text:p text:style-name="P33"><text:span text:style-name="T77"><text:s text:c="4"/></text:span><text:span text:style-name="T77">shall retur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0" draw:layer="layout" svg:width="26.162cm" svg:height="7.059cm" svg:x="1.016cm" svg:y="0.561cm">
          <draw:text-box>
            <text:p text:style-name="P33"><text:span text:style-name="T77"><text:s text:c="4"/></text:span><text:span text:style-name="T77">By the sweat of your face you shall eat bread, </text:span></text:p>
            <text:p text:style-name="P33"><text:span text:style-name="T77"><text:s text:c="4"/></text:span><text:span text:style-name="T77">till you return to the ground, for out of it you </text:span></text:p>
            <text:p text:style-name="P33"><text:span text:style-name="T77"><text:s text:c="4"/></text:span><text:span text:style-name="T77">were taken; for you are dust, and to dust you </text:span></text:p>
            <text:p text:style-name="P33"><text:span text:style-name="T77"><text:s text:c="4"/></text:span><text:span text:style-name="T77">shall retur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0" draw:layer="layout" svg:width="26.162cm" svg:height="7.059cm" svg:x="1.016cm" svg:y="0.561cm">
          <draw:text-box>
            <text:p text:style-name="P33"><text:span text:style-name="T72">P: </text:span><text:span text:style-name="T77">The man called his wife’s name Eve, because </text:span></text:p>
            <text:p text:style-name="P33"><text:span text:style-name="T77"><text:s text:c="4"/></text:span><text:span text:style-name="T77">she was the mother of all living. And the </text:span><text:span text:style-name="T78">Lord</text:span><text:span text:style-name="T77"> </text:span></text:p>
            <text:p text:style-name="P33"><text:span text:style-name="T77"><text:s text:c="4"/></text:span><text:span text:style-name="T77">God made for Adam and for his wife garments </text:span></text:p>
            <text:p text:style-name="P33"><text:span text:style-name="T77"><text:s text:c="4"/></text:span><text:span text:style-name="T77">of skins and clothed them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0" draw:layer="layout" svg:width="26.162cm" svg:height="3.444cm" svg:x="1.016cm" svg:y="0.561cm">
          <draw:text-box>
            <text:p text:style-name="P33"><text:span text:style-name="T72">P</text:span><text:span text:style-name="T77">: O Lord, have mercy on us.</text:span></text:p>
            <text:p text:style-name="P33"><text:span text:style-name="T51">C:</text:span><text:span text:style-name="T79"><text:tab/></text:span><text:span text:style-name="T80">Thanks be to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7" draw:layer="layout" svg:width="26.162cm" svg:height="3.249cm" svg:x="1.016cm" svg:y="0.561cm">
          <draw:text-box>
            <text:p text:style-name="P19"><text:span text:style-name="T81">READING</text:span></text:p>
            <text:p text:style-name="P19"><text:span text:style-name="T82">John 19:1–5, 23–24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0" draw:layer="layout" svg:width="26.162cm" svg:height="6.263cm" svg:x="1.016cm" svg:y="0.561cm">
          <draw:text-box>
            <text:p text:style-name="P20"><text:span text:style-name="T83">1</text:span><text:span text:style-name="T84">Then Pilate took Jesus and flogged Him. </text:span><text:span text:style-name="T83">2</text:span><text:span text:style-name="T84">And the soldiers twisted together a crown of thorns and put it on His head and arrayed Him in a purple rob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0" draw:layer="layout" svg:width="26.162cm" svg:height="7.766cm" svg:x="1.016cm" svg:y="0.561cm">
          <draw:text-box>
            <text:p text:style-name="P20"><text:span text:style-name="T83">3</text:span><text:span text:style-name="T84">They came up to Him, saying, “Hail, King of the Jews!” and struck Him with their hands. </text:span><text:span text:style-name="T83">4</text:span><text:span text:style-name="T84">Pilate went out again and said to them, “See, I am bringing Him out to you that you may know that I find no guilt in Him.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0" draw:layer="layout" svg:width="26.162cm" svg:height="4.76cm" svg:x="1.016cm" svg:y="0.561cm">
          <draw:text-box>
            <text:p text:style-name="P20"><text:span text:style-name="T83">5</text:span><text:span text:style-name="T84">So Jesus came out, wearing the crown of thorns and the purple robe. Pilate said to them, “Behold the man!” . . 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0" draw:layer="layout" svg:width="26.162cm" svg:height="4.76cm" svg:x="1.016cm" svg:y="0.561cm">
          <draw:text-box>
            <text:p text:style-name="P20"><text:span text:style-name="T83">23</text:span><text:span text:style-name="T84">When the soldiers had crucified Jesus, they took His garments and divided them into four parts, one part for each soldier; also His tunic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39" draw:layer="layout" svg:width="26.162cm" svg:height="7.766cm" svg:x="1.016cm" svg:y="0.561cm">
          <draw:text-box>
            <text:p text:style-name="P38"><text:span text:style-name="T84">But the tunic was seamless, woven in one piece from top to bottom, </text:span><text:span text:style-name="T83">24</text:span><text:span text:style-name="T84">so they said to one another, “Let us not tear it, but cast lots for it to see whose it shall be.” This was to fulfill the Scripture which says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1" draw:layer="layout" svg:width="26.162cm" svg:height="6.733cm" svg:x="1.016cm" svg:y="0.561cm">
          <draw:text-box>
            <text:p text:style-name="P40"><text:span text:style-name="T84">This was to fulfill the Scripture which says,</text:span></text:p>
            <text:p text:style-name="P40"><text:span text:style-name="T85"/></text:p>
            <text:p text:style-name="P19"><text:span text:style-name="T84">“</text:span><text:span text:style-name="T84">They divided My garments among them,</text:span></text:p>
            <text:p text:style-name="P19"><text:span text:style-name="T84">and for My clothing they cast lots.”</text:span></text:p>
            <text:p text:style-name="P19"><text:span text:style-name="T84">So the soldiers did these thing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4" draw:layer="layout" svg:width="26.162cm" svg:height="3.444cm" svg:x="1.016cm" svg:y="0.561cm">
          <draw:text-box>
            <text:p text:style-name="P42"><text:span text:style-name="T86">P:</text:span><text:span text:style-name="T75"> </text:span><text:span text:style-name="T75"><text:tab/></text:span><text:span text:style-name="T75">O Lord, have mercy on us.</text:span></text:p>
            <text:p text:style-name="P43"><text:span text:style-name="T87">C: </text:span><text:span text:style-name="T80">Thanks be to Go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7" draw:layer="layout" svg:width="26.162cm" svg:height="7.946cm" svg:x="1.016cm" svg:y="0.447cm">
          <draw:text-box>
            <text:p text:style-name="P45"><text:span text:style-name="T40">RESPONSORY</text:span></text:p>
            <text:p text:style-name="P46"><text:span text:style-name="T46">P: </text:span><text:span text:style-name="T41">We have an advocate with the Father, Jesus </text:span></text:p>
            <text:p text:style-name="P46"><text:span text:style-name="T41"><text:s text:c="4"/></text:span><text:span text:style-name="T41">Christ the righteous.</text:span></text:p>
            <text:p text:style-name="P46"><text:span text:style-name="T48">C:</text:span><text:span text:style-name="T49"><text:tab/></text:span><text:span text:style-name="T50">He was delivered up to death; <text:s/>He was </text:span></text:p>
            <text:p text:style-name="P46"><text:span text:style-name="T50"><text:s text:c="4"/></text:span><text:span text:style-name="T50">delivered for the sins of the peop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6.637cm" svg:x="1.016cm" svg:y="0.447cm">
          <draw:text-box>
            <text:p text:style-name="P48"><text:span text:style-name="T72">P: </text:span><text:span text:style-name="T65">Blessed is the one whose transgression is </text:span></text:p>
            <text:p text:style-name="P48"><text:span text:style-name="T65"><text:s text:c="4"/></text:span><text:span text:style-name="T65">forgiven, whose sin is covered.</text:span></text:p>
            <text:p text:style-name="P46"><text:span text:style-name="T48">C:</text:span><text:span text:style-name="T49"><text:tab/></text:span><text:span text:style-name="T50">He was delivered up to death; <text:s/>He was </text:span></text:p>
            <text:p text:style-name="P46"><text:span text:style-name="T50"><text:s text:c="4"/></text:span><text:span text:style-name="T50">delivered for the sins of the peop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6.637cm" svg:x="1.016cm" svg:y="0.447cm">
          <draw:text-box>
            <text:p text:style-name="P48"><text:span text:style-name="T72">P:</text:span><text:span text:style-name="T65"><text:tab/></text:span><text:span text:style-name="T65">We have an advocate with the Father, Jesus </text:span></text:p>
            <text:p text:style-name="P48"><text:span text:style-name="T65"><text:s text:c="4"/></text:span><text:span text:style-name="T65">Christ the righteous.</text:span></text:p>
            <text:p text:style-name="P46"><text:span text:style-name="T48">C:</text:span><text:span text:style-name="T49"><text:tab/></text:span><text:span text:style-name="T50">He was delivered up to death; <text:s/>He was </text:span></text:p>
            <text:p text:style-name="P46"><text:span text:style-name="T50"><text:s text:c="4"/></text:span><text:span text:style-name="T50">delivered for the sins of the peopl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3.249cm" svg:x="1.016cm" svg:y="0.447cm">
          <draw:text-box>
            <text:p text:style-name="P50"><text:span text:style-name="T40">HYMN 569</text:span></text:p>
            <text:p text:style-name="P45"><text:span text:style-name="T88">“</text:span><text:span text:style-name="T88">In Adam We Have All Been One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7.011cm" svg:x="1.016cm" svg:y="0.447cm">
          <draw:text-box>
            <text:p text:style-name="P51"><text:span text:style-name="T89">1. </text:span><text:span text:style-name="T50">In Adam we have all been one,</text:span></text:p>
            <text:p text:style-name="P51"><text:span text:style-name="T50">One huge rebellious man;</text:span></text:p>
            <text:p text:style-name="P51"><text:span text:style-name="T50">We all have fled that evening voice</text:span></text:p>
            <text:p text:style-name="P51"><text:span text:style-name="T50">That sought us as we ra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7.011cm" svg:x="1.016cm" svg:y="0.447cm">
          <draw:text-box>
            <text:p text:style-name="P51"><text:span text:style-name="T89">2. </text:span><text:span text:style-name="T50">We fled Thee, and in losing Thee</text:span></text:p>
            <text:p text:style-name="P51"><text:span text:style-name="T50">We lost our brother too;</text:span></text:p>
            <text:p text:style-name="P51"><text:span text:style-name="T50">Each singly sought and claimed his own;</text:span></text:p>
            <text:p text:style-name="P51"><text:span text:style-name="T50">Each man his brother slew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7.011cm" svg:x="1.016cm" svg:y="0.447cm">
          <draw:text-box>
            <text:p text:style-name="P51"><text:span text:style-name="T89">3. </text:span><text:span text:style-name="T50">But Thy strong love, it sought us still</text:span></text:p>
            <text:p text:style-name="P51"><text:span text:style-name="T50">And sent thine only Son</text:span></text:p>
            <text:p text:style-name="P51"><text:span text:style-name="T50">That we might hear His Shepherd’s voice</text:span></text:p>
            <text:p text:style-name="P51"><text:span text:style-name="T50">And hearing Him, be on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7.011cm" svg:x="1.016cm" svg:y="0.447cm">
          <draw:text-box>
            <text:p text:style-name="P51"><text:span text:style-name="T89">4. </text:span><text:span text:style-name="T50">O Thou who, when we loved Thee not,</text:span></text:p>
            <text:p text:style-name="P51"><text:span text:style-name="T50">Didst love and save us all,</text:span></text:p>
            <text:p text:style-name="P51"><text:span text:style-name="T50">Thou great Good Shepherd of mankind,</text:span></text:p>
            <text:p text:style-name="P51"><text:span text:style-name="T50">O hear us when we call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7.011cm" svg:x="1.016cm" svg:y="0.447cm">
          <draw:text-box>
            <text:p text:style-name="P51"><text:span text:style-name="T89">5. </text:span><text:span text:style-name="T50">Send us Thy Spirit, teach us truth;</text:span></text:p>
            <text:p text:style-name="P51"><text:span text:style-name="T50">Thou Son, O set us free</text:span></text:p>
            <text:p text:style-name="P51"><text:span text:style-name="T50">From fancied wisdom, self-sought ways,</text:span></text:p>
            <text:p text:style-name="P51"><text:span text:style-name="T50">To make us one in The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49" draw:layer="layout" svg:width="26.162cm" svg:height="7.011cm" svg:x="1.016cm" svg:y="0.447cm">
          <draw:text-box>
            <text:p text:style-name="P51"><text:span text:style-name="T90">▲</text:span><text:span text:style-name="T91"> </text:span><text:span text:style-name="T89">6. </text:span><text:span text:style-name="T50">Then shall our song united rise</text:span></text:p>
            <text:p text:style-name="P51"><text:span text:style-name="T50">To Thine eternal throne,</text:span></text:p>
            <text:p text:style-name="P51"><text:span text:style-name="T50">Where with the Father evermore</text:span></text:p>
            <text:p text:style-name="P51"><text:span text:style-name="T50">And Spirit Thou art on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53" draw:layer="layout" svg:width="26.162cm" svg:height="5.416cm" svg:x="1.016cm" svg:y="0.447cm">
          <draw:text-box>
            <text:p text:style-name="P52"><text:span text:style-name="T92">SERMON</text:span></text:p>
            <text:p text:style-name="P52"><text:span text:style-name="T93"/></text:p>
            <text:p text:style-name="P52"><text:span text:style-name="T94">“</text:span><text:span text:style-name="T94">A God Exposed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55" draw:layer="layout" svg:width="26.162cm" svg:height="2.093cm" svg:x="1.016cm" svg:y="0.493cm">
          <draw:text-box>
            <text:p text:style-name="P54"><text:span text:style-name="T95">OFFERING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55" draw:layer="layout" svg:width="26.162cm" svg:height="3.063cm" svg:x="1.016cm" svg:y="0.493cm">
          <draw:text-box>
            <text:p text:style-name="P56"><text:span text:style-name="T96">HYMN #538</text:span></text:p>
            <text:p text:style-name="P54"><text:span text:style-name="T88">“</text:span><text:span text:style-name="T88">Praise Be to Christ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55" draw:layer="layout" svg:width="26.162cm" svg:height="7.011cm" svg:x="1.016cm" svg:y="0.493cm">
          <draw:text-box>
            <text:p text:style-name="P57"><text:span text:style-name="T89">1. </text:span><text:span text:style-name="T50">Praise be to Christ in whom we see </text:span><text:span text:style-name="T50"><text:line-break/></text:span><text:span text:style-name="T50">The image of the Father shown, </text:span><text:span text:style-name="T50"><text:line-break/></text:span><text:span text:style-name="T50">The firstborn Son revealed and known, </text:span><text:span text:style-name="T50"><text:line-break/></text:span><text:span text:style-name="T50">The truth and grace of deity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55" draw:layer="layout" svg:width="26.162cm" svg:height="7.011cm" svg:x="1.016cm" svg:y="0.493cm">
          <draw:text-box>
            <text:p text:style-name="P57"><text:span text:style-name="T50">Through whom creation came to birth, </text:span><text:span text:style-name="T50"><text:line-break/></text:span><text:span text:style-name="T50">Whose fingers set the stars in place, </text:span><text:span text:style-name="T50"><text:line-break/></text:span><text:span text:style-name="T50">The unseen pow’rs, and this small earth, </text:span><text:span text:style-name="T50"><text:line-break/></text:span><text:span text:style-name="T50">The furthest bounds of time and spac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55" draw:layer="layout" svg:width="26.162cm" svg:height="7.011cm" svg:x="1.016cm" svg:y="0.493cm">
          <draw:text-box>
            <text:p text:style-name="P57"><text:span text:style-name="T97">2. </text:span><text:span text:style-name="T50">Praise be to Him whose sov’reign sway </text:span><text:span text:style-name="T50"><text:line-break/></text:span><text:span text:style-name="T50">And will upholds creation’s plan; </text:span><text:span text:style-name="T50"><text:line-break/></text:span><text:span text:style-name="T50">Who is, before all worlds began </text:span><text:span text:style-name="T50"><text:line-break/></text:span><text:span text:style-name="T50">And when our world has passed away: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8" draw:text-style-name="P58" draw:layer="layout" svg:width="26.416cm" svg:height="7.127cm" svg:x="0.762cm" svg:y="0.493cm">
          <draw:text-box>
            <text:p text:style-name="P57"><text:span text:style-name="T50">Lord of the Church, its life and head, </text:span><text:span text:style-name="T50"><text:line-break/></text:span><text:span text:style-name="T50">Redemption’s price and source and theme, </text:span><text:span text:style-name="T50"><text:line-break/></text:span><text:span text:style-name="T50">Alive, the firstborn from the dead, </text:span><text:span text:style-name="T50"><text:line-break/></text:span><text:span text:style-name="T50">To reign as all-in-all suprem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9" draw:text-style-name="P58" draw:layer="layout" svg:width="26.416cm" svg:height="7.127cm" svg:x="0.762cm" svg:y="0.493cm">
          <draw:text-box>
            <text:p text:style-name="P57"><text:span text:style-name="T89">3. </text:span><text:span text:style-name="T50">Praise be to Him who, Lord Most High, </text:span><text:span text:style-name="T50"><text:line-break/></text:span><text:span text:style-name="T50">The fullness of the Godhead shares; </text:span><text:span text:style-name="T50"><text:line-break/></text:span><text:span text:style-name="T50">And yet our human nature bears, </text:span><text:span text:style-name="T50"><text:line-break/></text:span><text:span text:style-name="T50">Who came as man to bleed and di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0" draw:text-style-name="P58" draw:layer="layout" svg:width="26.416cm" svg:height="12.093cm" svg:x="0.762cm" svg:y="0.493cm">
          <draw:text-box>
            <text:p text:style-name="P57"><text:span text:style-name="T50">And from His cross there flows our peace </text:span><text:span text:style-name="T50"><text:line-break/></text:span><text:span text:style-name="T50">Who chose for us the path He trod, </text:span><text:span text:style-name="T50"><text:line-break/></text:span><text:span text:style-name="T50">That so might sins and sorrows cease </text:span><text:span text:style-name="T50"><text:line-break/></text:span><text:span text:style-name="T50">And all be reconciled to God.</text:span></text:p>
            <text:p text:style-name="P59"><text:span text:style-name="T98"/></text:p>
            <text:p text:style-name="P59"><text:span text:style-name="T98"/></text:p>
            <text:p text:style-name="P59"><text:span text:style-name="T98">© 1984 Hope Publishing Co.</text:span></text:p>
            <text:p text:style-name="P59"><text:span text:style-name="T98">Used by permission:</text:span></text:p>
            <text:p text:style-name="P59"><text:span text:style-name="T98">LSB Hymn License</text:span></text:p>
            <text:p text:style-name="P60"><text:span text:style-name="T98"><text:s text:c="2"/></text:span><text:span text:style-name="T98">.NET, no. 100011038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1" draw:text-style-name="P62" draw:layer="layout" svg:width="26.416cm" svg:height="7.572cm" svg:x="0.762cm" svg:y="0.493cm">
          <draw:text-box>
            <text:p text:style-name="P61"><text:span text:style-name="T99">PRAYER OF THE CHURCH</text:span></text:p>
            <text:p><text:span text:style-name="T100">P:</text:span><text:span text:style-name="T101"><text:tab/></text:span><text:span text:style-name="T101">Let us use the experiences of the man Jesus as </text:span></text:p>
            <text:p><text:span text:style-name="T101"><text:s text:c="4"/></text:span><text:span text:style-name="T101">we pray for ourselves, the Church around the </text:span></text:p>
            <text:p><text:span text:style-name="T101"><text:s text:c="4"/></text:span><text:span text:style-name="T101">world, and all people in their various </text:span></text:p>
            <text:p><text:span text:style-name="T101"><text:s text:c="4"/></text:span><text:span text:style-name="T101">circumstance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2" draw:text-style-name="P62" draw:layer="layout" svg:width="26.416cm" svg:height="9.456cm" svg:x="0.762cm" svg:y="0.493cm">
          <draw:text-box>
            <text:p text:style-name="P63"><text:span text:style-name="T102">P:</text:span><text:span text:style-name="T103"> </text:span><text:span text:style-name="T104">The man Jesus experienced severe hunger.</text:span></text:p>
            <text:p text:style-name="P63"><text:span text:style-name="T105"><text:tab/></text:span><text:span text:style-name="T105">For all who are denied basic food, clothing, or </text:span></text:p>
            <text:p text:style-name="P63"><text:span text:style-name="T105"><text:s text:c="4"/></text:span><text:span text:style-name="T105">shelter, that God would provide whatever they </text:span></text:p>
            <text:p text:style-name="P63"><text:span text:style-name="T105"><text:s text:c="4"/></text:span><text:span text:style-name="T105">need to support this body and life, let us pray to </text:span></text:p>
            <text:p text:style-name="P63"><text:span text:style-name="T105"><text:s text:c="4"/></text:span><text:span text:style-name="T105">the Lord.</text:span></text:p>
            <text:p text:style-name="P63"><text:span text:style-name="T87">C:</text:span><text:span text:style-name="T106"><text:tab/>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3" draw:text-style-name="P62" draw:layer="layout" svg:width="26.416cm" svg:height="7.766cm" svg:x="0.762cm" svg:y="0.493cm">
          <draw:text-box>
            <text:p><text:span text:style-name="T102">P:</text:span><text:span text:style-name="T104"><text:tab/></text:span><text:span text:style-name="T104">The man Jesus prayed for His circle of friends </text:span></text:p>
            <text:p><text:span text:style-name="T104"><text:s text:c="4"/></text:span><text:span text:style-name="T104">and those who believed in Him.</text:span></text:p>
            <text:p><text:span text:style-name="T104"><text:tab/></text:span><text:span text:style-name="T105">For the Body of Christ around the world, that </text:span></text:p>
            <text:p><text:span text:style-name="T105"><text:s text:c="4"/></text:span><text:span text:style-name="T105">God would protect and guide clergy and lay </text:span></text:p>
            <text:p><text:span text:style-name="T105"><text:s text:c="4"/></text:span><text:span text:style-name="T105">leade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4" draw:text-style-name="P62" draw:layer="layout" svg:width="26.67cm" svg:height="5.095cm" svg:x="0.762cm" svg:y="0.493cm">
          <draw:text-box>
            <text:p><text:span text:style-name="T104"><text:s text:c="4"/></text:span><text:span text:style-name="T105">so that the Gospel may be proclaimed freely and </text:span></text:p>
            <text:p><text:span text:style-name="T105"><text:s text:c="4"/></text:span><text:span text:style-name="T105">many may come to faith, let us pray to the Lord.</text:span></text:p>
            <text:p><text:span text:style-name="T107">C:</text:span><text:span text:style-name="T108"><text:tab/>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5" draw:text-style-name="P62" draw:layer="layout" svg:width="25.908cm" svg:height="6.35cm" svg:x="1.016cm" svg:y="0.508cm">
          <draw:text-box>
            <text:p><text:span text:style-name="T109">P:</text:span><text:span text:style-name="T110"><text:tab/></text:span><text:span text:style-name="T110">The man Jesus was beaten, abused, and </text:span></text:p>
            <text:p><text:span text:style-name="T110"><text:s text:c="4"/></text:span><text:span text:style-name="T110">ridiculed.</text:span></text:p>
            <text:p><text:span text:style-name="T110"><text:tab/></text:span><text:span text:style-name="T101">For all who are unjustly imprisoned, </text:span></text:p>
            <text:p><text:span text:style-name="T101"><text:s text:c="4"/></text:span><text:span text:style-name="T101">persecuted, and denied human rights,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6" draw:text-style-name="P62" draw:layer="layout" svg:width="25.908cm" svg:height="7.953cm" svg:x="1.016cm" svg:y="0.508cm">
          <draw:text-box>
            <text:p><text:span text:style-name="T101"><text:s text:c="4"/></text:span><text:span text:style-name="T101">that God would strengthen them to remain </text:span></text:p>
            <text:p><text:span text:style-name="T101"><text:s text:c="4"/></text:span><text:span text:style-name="T101">strong under their circumstances until they find </text:span></text:p>
            <text:p><text:span text:style-name="T101"><text:s text:c="4"/></text:span><text:span text:style-name="T101">freedom, justice, and dignity, let us pray to the </text:span></text:p>
            <text:p><text:span text:style-name="T101"><text:s text:c="4"/></text:span><text:span text:style-name="T101">Lord.</text:span></text:p>
            <text:p><text:span text:style-name="T107">C:</text:span><text:span text:style-name="T106"><text:tab/>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7" draw:text-style-name="P62" draw:layer="layout" svg:width="25.908cm" svg:height="6.858cm" svg:x="1.016cm" svg:y="0.508cm">
          <draw:text-box>
            <text:p><text:span text:style-name="T109">P: </text:span><text:span text:style-name="T110">The man Jesus was physically exposed on the </text:span></text:p>
            <text:p><text:span text:style-name="T110"><text:s text:c="4"/></text:span><text:span text:style-name="T110">cross.</text:span></text:p>
            <text:p><text:span text:style-name="T101"><text:tab/></text:span><text:span text:style-name="T101">For all who try to hide their sins and failings, </text:span></text:p>
            <text:p><text:span text:style-name="T101"><text:s text:c="4"/></text:span><text:span text:style-name="T101">fearing God’s wrath and people’s scorn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8" draw:text-style-name="P62" draw:layer="layout" svg:width="25.908cm" svg:height="6.604cm" svg:x="1.016cm" svg:y="0.508cm">
          <draw:text-box>
            <text:p><text:span text:style-name="T101"><text:s text:c="4"/></text:span><text:span text:style-name="T101">that the Holy Spirit would grant them faith to </text:span></text:p>
            <text:p><text:span text:style-name="T101"><text:s text:c="4"/></text:span><text:span text:style-name="T101">know and trust the forgiveness Christ won for </text:span></text:p>
            <text:p><text:span text:style-name="T101"><text:s text:c="4"/></text:span><text:span text:style-name="T101">them, let us pray to the Lord.</text:span></text:p>
            <text:p><text:span text:style-name="T107">C:</text:span><text:span text:style-name="T108"><text:tab/>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39" draw:text-style-name="P62" draw:layer="layout" svg:width="25.908cm" svg:height="6.604cm" svg:x="1.016cm" svg:y="0.508cm">
          <draw:text-box>
            <text:p><text:span text:style-name="T102">P:</text:span><text:span text:style-name="T104"><text:tab/></text:span><text:span text:style-name="T104">The man Jesus experienced thirst.</text:span></text:p>
            <text:p><text:span text:style-name="T105"><text:tab/></text:span><text:span text:style-name="T105">For all whose lives are focused on relief from </text:span></text:p>
            <text:p><text:span text:style-name="T105"><text:s text:c="4"/></text:span><text:span text:style-name="T105">pain and suffering, from illness or addiction, </text:span></text:p>
            <text:p><text:span text:style-name="T105"><text:s text:c="4"/></text:span><text:span text:style-name="T105">[including . . .]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0" draw:text-style-name="P62" draw:layer="layout" svg:width="25.908cm" svg:height="6.604cm" svg:x="1.016cm" svg:y="0.508cm">
          <draw:text-box>
            <text:p><text:span text:style-name="T105"><text:s text:c="4"/></text:span><text:span text:style-name="T105">that according to His gracious plans God would </text:span></text:p>
            <text:p><text:span text:style-name="T105"><text:s text:c="4"/></text:span><text:span text:style-name="T105">bring about healing, relief, and health to body </text:span></text:p>
            <text:p><text:span text:style-name="T105"><text:s text:c="4"/></text:span><text:span text:style-name="T105">and mind, let us pray to the Lord.</text:span></text:p>
            <text:p><text:span text:style-name="T87">C: 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1" draw:text-style-name="P62" draw:layer="layout" svg:width="25.908cm" svg:height="6.604cm" svg:x="1.016cm" svg:y="0.508cm">
          <draw:text-box>
            <text:p><text:span text:style-name="T102">P:</text:span><text:span text:style-name="T104"> </text:span><text:span text:style-name="T104"><text:tab/></text:span><text:span text:style-name="T104">The man Jesus bled and died.</text:span></text:p>
            <text:p><text:span text:style-name="T105"><text:tab/></text:span><text:span text:style-name="T105">For all who understand Jesus only as a moral </text:span></text:p>
            <text:p><text:span text:style-name="T105"><text:s text:c="4"/></text:span><text:span text:style-name="T105">teacher or example of pious living, that the </text:span></text:p>
            <text:p><text:span text:style-name="T105"><text:s text:c="4"/></text:span><text:span text:style-name="T105">Holy Spirit would open their hearts to se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2" draw:text-style-name="P62" draw:layer="layout" svg:width="25.908cm" svg:height="7.953cm" svg:x="1.016cm" svg:y="0.508cm">
          <draw:text-box>
            <text:p><text:span text:style-name="T105"><text:s text:c="4"/></text:span><text:span text:style-name="T105">that Jesus’ death is the reason He became man </text:span></text:p>
            <text:p><text:span text:style-name="T105"><text:s text:c="4"/></text:span><text:span text:style-name="T105">and to trust that in dying He did everything </text:span></text:p>
            <text:p><text:span text:style-name="T105"><text:s text:c="4"/></text:span><text:span text:style-name="T105">necessary for our salvation, let us pray to the </text:span></text:p>
            <text:p><text:span text:style-name="T105"><text:s text:c="4"/></text:span><text:span text:style-name="T105">Lord.</text:span></text:p>
            <text:p><text:span text:style-name="T87">C: 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3" draw:text-style-name="P62" draw:layer="layout" svg:width="25.908cm" svg:height="5.08cm" svg:x="1.016cm" svg:y="0.508cm">
          <draw:text-box>
            <text:p><text:span text:style-name="T102">P: </text:span><text:span text:style-name="T104">The man Jesus was buried.</text:span></text:p>
            <text:p><text:span text:style-name="T105"><text:tab/></text:span><text:span text:style-name="T105">For all who fear death and all who are in <text:s text:c="4"/></text:span></text:p>
            <text:p><text:span text:style-name="T105"><text:s text:c="4"/></text:span><text:span text:style-name="T105">mourning, that the Holy Spirit grant them faith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4" draw:text-style-name="P62" draw:layer="layout" svg:width="25.908cm" svg:height="6.604cm" svg:x="1.016cm" svg:y="0.508cm">
          <draw:text-box>
            <text:p><text:span text:style-name="T105"><text:s text:c="4"/></text:span><text:span text:style-name="T105">to see the death of all who trust in Christ as a </text:span></text:p>
            <text:p><text:span text:style-name="T105"><text:s text:c="4"/></text:span><text:span text:style-name="T105">sleep from which they shall awaken, let us pray </text:span></text:p>
            <text:p><text:span text:style-name="T105"><text:s text:c="4"/></text:span><text:span text:style-name="T105">to the Lord.</text:span></text:p>
            <text:p><text:span text:style-name="T87">C: </text:span><text:span text:style-name="T50">Lord, have merc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5" draw:text-style-name="P62" draw:layer="layout" svg:width="25.908cm" svg:height="7.953cm" svg:x="1.016cm" svg:y="0.508cm">
          <draw:text-box>
            <text:p><text:span text:style-name="T100">P: </text:span><text:span text:style-name="T101">Into Your hands, heavenly Father, we commend </text:span></text:p>
            <text:p><text:span text:style-name="T101"><text:s text:c="4"/></text:span><text:span text:style-name="T101">ourselves and all for whom we pray, trusting in </text:span></text:p>
            <text:p><text:span text:style-name="T101"><text:s text:c="4"/></text:span><text:span text:style-name="T101">Your mercy for the sake of Your Son and our </text:span></text:p>
            <text:p><text:span text:style-name="T101"><text:s text:c="4"/></text:span><text:span text:style-name="T101">Brother, Jesus Christ, our Lord.</text:span></text:p>
            <text:p><text:span text:style-name="T107">C: </text:span><text:span text:style-name="T50">Am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6" draw:text-style-name="P62" draw:layer="layout" svg:width="25.908cm" svg:height="6.604cm" svg:x="1.016cm" svg:y="0.508cm">
          <draw:text-box>
            <text:p text:style-name="P64"><text:span text:style-name="T92">LORD'S PRAYER</text:span></text:p>
            <text:p text:style-name="P64"><text:span text:style-name="T50">Our Father who art in heaven,</text:span></text:p>
            <text:p text:style-name="P61"><text:span text:style-name="T50">hallowed be Thy name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7" draw:text-style-name="P62" draw:layer="layout" svg:width="25.908cm" svg:height="6.604cm" svg:x="1.016cm" svg:y="0.508cm">
          <draw:text-box>
            <text:p text:style-name="P65"><text:span text:style-name="T50">Thy kingdom come,</text:span></text:p>
            <text:p text:style-name="P65"><text:span text:style-name="T50">Thy will be done</text:span></text:p>
            <text:p text:style-name="P65"><text:span text:style-name="T50">on earth as it is in heaven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8" draw:text-style-name="P62" draw:layer="layout" svg:width="25.908cm" svg:height="7.011cm" svg:x="1.016cm" svg:y="0.508cm">
          <draw:text-box>
            <text:p text:style-name="P65"><text:span text:style-name="T50">give us this day our daily bread;</text:span></text:p>
            <text:p text:style-name="P65"><text:span text:style-name="T50">and forgive us our trespasses</text:span></text:p>
            <text:p text:style-name="P65"><text:span text:style-name="T50">as we forgive those</text:span></text:p>
            <text:p text:style-name="P65"><text:span text:style-name="T50">who trespass against us;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49" draw:text-style-name="P62" draw:layer="layout" svg:width="25.908cm" svg:height="4.064cm" svg:x="1.016cm" svg:y="0.508cm">
          <draw:text-box>
            <text:p text:style-name="P65"><text:span text:style-name="T50">and lead us not into temptation,</text:span></text:p>
            <text:p text:style-name="P65"><text:span text:style-name="T50">but deliver us from evil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0" draw:text-style-name="P62" draw:layer="layout" svg:width="25.908cm" svg:height="5.321cm" svg:x="1.016cm" svg:y="0.508cm">
          <draw:text-box>
            <text:p text:style-name="P65"><text:span text:style-name="T50">For thine is the kingdom</text:span></text:p>
            <text:p text:style-name="P65"><text:span text:style-name="T50">and the power and the glory</text:span></text:p>
            <text:p text:style-name="P65"><text:span text:style-name="T50">forever and ever. Ame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1" draw:text-style-name="P62" draw:layer="layout" svg:width="25.908cm" svg:height="6.069cm" svg:x="1.016cm" svg:y="0.508cm">
          <draw:text-box>
            <text:p text:style-name="P61"><text:span text:style-name="T95">BENEDICTION</text:span></text:p>
            <text:p><text:span text:style-name="T111">P:</text:span><text:span text:style-name="T112"><text:tab/></text:span><text:span text:style-name="T112">The blessing of almighty God—the Father, who </text:span></text:p>
            <text:p><text:span text:style-name="T112"><text:s text:c="4"/></text:span><text:span text:style-name="T112">sent His Son into the flesh, the </text:span><text:span text:style-name="T113">+</text:span><text:span text:style-name="T112"> Son, who lived </text:span></text:p>
            <text:p><text:span text:style-name="T112"><text:s text:c="4"/></text:span><text:span text:style-name="T112">a truly human life in our stead,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2" draw:text-style-name="P62" draw:layer="layout" svg:width="25.908cm" svg:height="4.947cm" svg:x="1.016cm" svg:y="0.508cm">
          <draw:text-box>
            <text:p text:style-name="P66"><text:span text:style-name="T112"><text:s text:c="4"/></text:span><text:span text:style-name="T112">and the Holy Spirit, who has given us faith to </text:span></text:p>
            <text:p text:style-name="P66"><text:span text:style-name="T112"><text:s text:c="4"/></text:span><text:span text:style-name="T112">trust our Savior—be upon you now and forever.</text:span></text:p>
            <text:p><text:span text:style-name="T114">C: </text:span><text:span text:style-name="T50">Ame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53" draw:text-style-name="P68" draw:layer="layout" svg:width="25.908cm" svg:height="10.591cm" svg:x="1.016cm" svg:y="0.508cm">
          <draw:text-box>
            <text:p text:style-name="P67"><text:span text:style-name="T115">ACKNOWLEDGMENTS</text:span></text:p>
            <text:p text:style-name="P67"><text:span text:style-name="T115"/></text:p>
            <text:p text:style-name="P67"><text:span text:style-name="T116">Copyright © 2018 Concordia Publishing House.</text:span></text:p>
            <text:p text:style-name="P67"><text:span text:style-name="T116">All rights reserved. Used by permission.</text:span></text:p>
            <text:p text:style-name="P67"><text:span text:style-name="T116"/></text:p>
            <text:p text:style-name="P67"><text:span text:style-name="T116">Scripture quotations are from the ESV</text:span><text:span text:style-name="T117">®</text:span><text:span text:style-name="T116"> Bible</text:span></text:p>
            <text:p text:style-name="P67"><text:span text:style-name="T116">(The Holy Bible, English Standard Version</text:span><text:span text:style-name="T117">®</text:span><text:span text:style-name="T116">),</text:span></text:p>
            <text:p text:style-name="P67"><text:span text:style-name="T116">copyright © 2001 by Crossway,</text:span></text:p>
            <text:p text:style-name="P67"><text:span text:style-name="T116">a publishing ministry of Good News Publishers.</text:span></text:p>
            <text:p text:style-name="P67"><text:span text:style-name="T116"/></text:p>
            <text:p text:style-name="P67"><text:span text:style-name="T116">Used by permission. All rights reserved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Segoe UI2" svg:font-family="'Segoe UI'"/>
    <style:font-face style:name="F" svg:font-family="" style:font-family-generic="roman"/>
    <style:font-face style:name="Arial1" svg:font-family="Arial" style:font-family-generic="swiss"/>
    <style:font-face style:name="Calibri1" svg:font-family="Calibri" style:font-family-generic="swiss"/>
    <style:font-face style:name="Segoe UI5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Mangal2" svg:font-family="Mangal" style:font-family-generic="system"/>
    <style:font-face style:name="Microsoft YaHei2" svg:font-family="'Microsoft YaHei'" style:font-family-generic="system"/>
    <style:font-face style:name="Segoe UI7" svg:font-family="'Segoe UI'" style:font-family-generic="system"/>
    <style:font-face style:name="Arial3" svg:font-family="Arial" style:font-pitch="variable"/>
    <style:font-face style:name="Calibri2" svg:font-family="Calibri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Segoe UI Semibold4" svg:font-family="'Segoe UI Semibold'" style:font-pitch="variable"/>
    <style:font-face style:name="Times New Roman2" svg:font-family="'Times New Roman'" style:font-pitch="variable"/>
    <style:font-face style:name="Times1" svg:font-family="Times, 'Times New Roman'" style:font-pitch="variable"/>
    <style:font-face style:name="ヒラギノ角ゴ Pro W3" svg:font-family="'ヒラギノ角ゴ Pro W3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SBSymbol1" svg:font-family="LSBSymb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Segoe UI1" svg:font-family="'Segoe UI'" style:font-family-generic="roman" style:font-pitch="variable"/>
    <style:font-face style:name="Segoe UI Semibold2" svg:font-family="'Segoe UI Semibold'" style:font-family-generic="roman" style:font-pitch="variable"/>
    <style:font-face style:name="Segoe UI Semibold3" svg:font-family="'Segoe UI Semibold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4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6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6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Label_20_5" style:display-name="ListLabel 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size="1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fo:font-size="10pt" style:font-name-asian="Times New Roman2" style:font-family-asian="'Times New Roman'" style:font-pitch-asian="variable" style:font-size-asian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superbold" style:family="graphic">
      <style:paragraph-properties style:text-autospace="none"/>
      <style:text-properties style:text-position="11% 58%" fo:font-weight="bold" style:font-name-asian="Times New Roman2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smallcapsboldital" style:family="graphic">
      <style:paragraph-properties style:text-autospace="none"/>
      <style:text-properties fo:font-variant="small-caps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smallcapsbold" style:family="graphic">
      <style:paragraph-properties style:text-autospace="none"/>
      <style:text-properties fo:font-variant="small-caps" fo:font-weight="bold" style:font-name-asian="Times New Roman2" style:font-family-asian="'Times New Roman'" style:font-pitch-asian="variable" style:font-weight-asian="bold" style:font-weight-complex="bold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1" style:font-family-asian="Courier, 'Courier New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style:use-window-font-color="true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red" style:family="graphic">
      <style:paragraph-properties style:text-autospace="none"/>
      <style:text-properties fo:color="#ff0000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caps" style:family="graphic">
      <style:paragraph-properties style:text-autospace="none"/>
      <style:text-properties fo:font-variant="small-caps"/>
    </style:style>
    <style:style style:name="sub" style:family="graphic">
      <style:paragraph-properties style:text-autospace="none"/>
      <style:text-properties style:text-position="-11% 58%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2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0pt" style:font-name-asian="Times New Roman2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roman" style:font-pitch="variable" fo:font-size="9pt" style:font-name-asian="Segoe UI3" style:font-family-asian="'Segoe UI'" style:font-pitch-asian="variable" style:font-size-asian="9pt"/>
    </style:style>
    <style:style style:name="indent-1-breaks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text" style:family="graphic" style:parent-style-name="standard">
      <style:graphic-properties draw:stroke="none" draw:fill="none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0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2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2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2" style:font-family-asian="'Times New Roman'" style:font-pitch-asian="variable" style:font-weight-asian="bold" style:font-weight-complex="bold"/>
    </style:style>
    <style:style style:name="annotation_20_subject" style:display-name="annotation subjec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redi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9pt" style:language-asian="ar" style:country-asian="SA"/>
    </style:style>
    <style:style style:name="first-line-none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nderlineitalic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style:font-name-asian="Segoe UI3" style:font-family-asian="'Segoe UI'" style:font-pitch-asian="variable" style:font-size-asian="9pt" style:language-asian="he" style:country-asian="IL" style:font-style-asian="italic" style:font-style-complex="italic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3" style:font-family-asian="'Segoe UI'" style:font-pitch-asian="variable" style:font-size-asian="9pt" style:language-asian="he" style:country-asian="IL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2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top="0cm" fo:margin-bottom="0.249cm" fo:text-align="start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0.5pt" style:language-asian="ar" style:country-asian="SA" style:font-weight-asian="bold"/>
    </style:style>
    <style:style style:name="spa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1.12cm" fo:margin-bottom="0cm" fo:text-align="start" style:text-autospace="none"/>
      <style:text-properties fo:text-transform="uppercase" style:font-name="Arial" fo:font-family="Arial" style:font-family-generic="roman" style:font-pitch="variable" fo:font-size="12pt" fo:language="en" fo:country="US" fo:font-weight="bold" style:font-name-asian="Arial3" style:font-family-asian="Arial" style:font-pitch-asian="variable" style:font-size-asian="10pt" style:language-asian="ar" style:country-asian="SA" style:font-weight-asian="bold" style:font-weight-complex="bold"/>
    </style:style>
    <style:style style:name="line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he" style:country-asian="IL"/>
    </style:style>
    <style:style style:name="h1sub" style:family="graphic">
      <style:paragraph-properties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ndorse" style:family="graphic">
      <style:paragraph-properties fo:margin-top="0.374cm" fo:margin-bottom="0cm" style:line-height-at-least="0.81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b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top="0.746cm" fo:margin-bottom="0.37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first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eprintline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indicia" style:family="graphic">
      <style:paragraph-properties fo:margin-top="0.125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outhead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headr" style:family="graphic">
      <style:paragraph-properties fo:margin-top="0cm" fo:margin-bottom="0.746cm" fo:text-align="end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rheadv" style:family="graphic">
      <style:paragraph-properties fo:margin-top="0cm" fo:margin-bottom="0.746cm" fo:text-align="start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xonom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olio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endorsetail" style:family="graphic">
      <style:paragraph-properties fo:margin-top="0.374cm" fo:margin-bottom="0.746cm" style:line-height-at-least="0.81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ale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top="0.746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tockinfo" style:family="graphic">
      <style:paragraph-properties fo:line-height="150%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available" style:family="graphic">
      <style:paragraph-properties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ag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top="0.497cm" fo:margin-bottom="0.187cm" fo:line-height="0.494cm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4pt" style:language-asian="ar" style:country-asian="SA"/>
    </style:style>
    <style:style style:name="figsub" style:family="graphic">
      <style:paragraph-properties fo:margin-top="0.497cm" fo:margin-bottom="0.187cm" fo:line-height="0.49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4pt" style:language-asian="ar" style:country-asian="SA"/>
    </style:style>
    <style:style style:name="tablenote" style:family="graphic">
      <style:paragraph-properties fo:margin-top="0.746cm" fo:margin-bottom="0cm" fo:text-align="justify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last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data" style:family="graphic">
      <style:paragraph-properties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first" style:family="graphic">
      <style:paragraph-properties fo:margin-top="0.374cm" fo:margin-bottom="0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sub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top="0.497cm" fo:margin-bottom="0.187cm" fo:line-height="0.494cm" fo:text-align="start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top="0cm" fo:margin-bottom="0.374cm"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3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top="0cm" fo:margin-bottom="0.374cm" fo:line-height="115%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cm" fo:line-height="115%" fo:text-align="start" fo:text-indent="-1.12cm" style:text-autospace="none"/>
      <style:text-properties style:use-window-font-color="true" fo:language="en" fo:country="US" style:letter-kerning="true" style:font-name-asian="F" style:font-family-generic-asian="roman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use-window-font-color="true" fo:language="en" fo:country="US" style:letter-kerning="true" style:font-name-asian="F" style:font-family-generic-asian="roman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indexsub" style:family="graphic">
      <style:paragraph-properties fo:margin-top="0.374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top="0.746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cap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q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ighead" style:family="graphic">
      <style:paragraph-properties fo:margin-top="0.374cm" fo:margin-bottom="0.249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dnot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n" style:family="graphic">
      <style:paragraph-properties fo:margin-top="0.062cm" fo:margin-bottom="0.125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top="0.062cm" fo:margin-bottom="0.062cm" fo:text-align="justify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top="0.374cm" fo:margin-bottom="0.37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head" style:family="graphic">
      <style:paragraph-properties fo:margin-top="0.746cm" fo:margin-bottom="0.436cm" style:line-height-at-least="0.81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3" style:font-family-asian="'Segoe UI'" style:font-pitch-asian="variable" style:font-size-asian="9pt" style:language-asian="he" style:country-asian="IL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ansblank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ans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question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diasingle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dia" style:family="graphic">
      <style:paragraph-properties fo:margin-top="0.374cm" fo:margin-bottom="0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diafirst" style:family="graphic">
      <style:paragraph-properties fo:margin-top="0.374cm" fo:margin-bottom="0cm"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dialast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ltrpar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tradd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addfirst" style:family="graphic">
      <style:paragraph-properties fo:margin-top="0.746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ltrdate" style:family="graphic">
      <style:paragraph-properties fo:margin-top="0.374cm" fo:margin-bottom="0.374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datefirst" style:family="graphic">
      <style:paragraph-properties fo:margin-top="0.374cm" fo:margin-bottom="0cm" fo:text-align="end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right" style:family="graphic">
      <style:paragraph-properties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odycenter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h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5aft" style:family="graphic">
      <style:paragraph-properties fo:margin-top="0.497cm" fo:margin-bottom="0.187cm" style:line-height-at-least="0.81cm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top="0.497cm" fo:margin-bottom="0.187cm" style:line-height-at-least="0.8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top="0.746cm" fo:margin-bottom="0.187cm" fo:line-height="0.494cm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aubio" style:family="graphic">
      <style:paragraph-properties fo:line-height="115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au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s" style:family="graphic">
      <style:paragraph-properties fo:margin-top="0.746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erau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kau" style:family="graphic">
      <style:paragraph-properties fo:margin-top="2.614cm" fo:margin-bottom="0cm" fo:line-height="150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er" style:family="graphic">
      <style:paragraph-properties fo:margin-top="0cm" fo:margin-bottom="0.374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erh1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ertitle" style:family="graphic">
      <style:paragraph-properties fo:margin-top="1.12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iplast" style:family="graphic">
      <style:paragraph-properties fo:margin-top="0.187cm" fo:margin-bottom="0.374cm" fo:text-align="start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" style:family="graphic">
      <style:paragraph-properties fo:margin-top="0.187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2" style:family="graphic">
      <style:paragraph-properties fo:margin-top="0.374cm" fo:margin-bottom="0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kau1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left" style:family="graphic">
      <style:paragraph-properties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n" style:family="graphic">
      <style:paragraph-properties fo:margin-top="0cm" fo:margin-bottom="0.746cm" fo:line-height="0.494cm" fo:text-align="center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top="0cm" fo:margin-bottom="0.746cm" fo:line-height="0.494cm"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redi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 style:font-weight-asian="bold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galler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ochead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F" style:font-family-generic-asian="roman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indexhead" style:family="graphic">
      <style:paragraph-properties fo:margin-top="0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trgreet" style:family="graphic">
      <style:paragraph-properties fo:margin-top="0.746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kcall" style:family="graphic">
      <style:paragraph-properties fo:margin-top="4.106cm" fo:margin-bottom="0cm" fo:text-align="center" style:text-autospace="none"/>
      <style:text-properties fo:font-variant="small-caps" style:font-name="Minion Pro" fo:font-family="'Minion Pro'" style:font-family-generic="roman" style:font-pitch="variable" fo:font-size="20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ktitle" style:family="graphic">
      <style:paragraph-properties fo:margin-top="4.106cm" fo:margin-bottom="0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ignum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media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filenam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Revision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ourier New" style:font-family-asian="'Courier New'" style:font-pitch-asian="variable" style:font-size-asian="11pt" style:language-asian="ar" style:country-asian="SA"/>
    </style:style>
    <style:style style:name="body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ksubtitle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ksubtitle1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F" style:font-family-generic-asian="roman" style:font-size-asian="12pt" style:language-asian="ar" style:country-asian="SA"/>
    </style:style>
    <style:style style:name="bksubtitle2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F" style:font-family-generic-asian="roman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toc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top="0cm" fo:margin-bottom="0.374cm" fo:line-height="115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2.24cm"/>
          <style:tab-stop style:position="4.48cm"/>
          <style:tab-stop style:position="6.72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tablesubhead" style:family="graphic">
      <style:paragraph-properties fo:margin-top="0cm" fo:margin-bottom="0.374cm" style:line-height-at-least="0.995cm" fo:text-align="center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Arial3" style:font-family-asian="Arial" style:font-pitch-asian="variable" style:font-size-asian="8pt" style:language-asian="ar" style:country-asian="SA"/>
    </style:style>
    <style:style style:name="artnote" style:family="graphic">
      <style:paragraph-properties fo:line-height="150%" fo:text-align="justify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indiciacenter" style:family="graphic">
      <style:paragraph-properties fo:margin-top="0.125cm" fo:margin-bottom="0.374cm" fo:text-align="center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ded" style:family="graphic">
      <style:paragraph-properties fo:margin-top="1.12cm" fo:margin-bottom="2.98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table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Arial3" style:font-family-asian="Arial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bkhalftitle" style:family="graphic">
      <style:paragraph-properties fo:margin-top="0.746cm" fo:margin-bottom="0.746cm" style:line-height-at-least="1.058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ip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Footer" style:family="graphic">
      <style:paragraph-properties fo:margin-top="0cm" fo:margin-bottom="0.374cm" fo:text-align="start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26.882cm" style:type="right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font-name="Segoe UI1" fo:font-family="'Segoe UI'" style:font-family-generic="roman" style:font-pitch="variable" fo:font-size="9pt" fo:language="en" fo:country="US" style:font-name-asian="Segoe UI3" style:font-family-asian="'Segoe UI'" style:font-pitch-asian="variable" style:font-size-asian="9pt" style:language-asian="ar" style:country-asian="SA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heading_20_4_2c_Heading_20_4_20_DO_20_NOT_20_USE" style:display-name="heading 4,Heading 4 DO NOT USE" style:family="graphic">
      <style:paragraph-properties fo:margin-top="0.623cm" fo:margin-bottom="0cm" fo:text-align="start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Times New Roman2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 New Roman2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 New Roman2" style:font-family-asian="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top="1.494cm" fo:margin-bottom="0cm" fo:text-align="start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Times New Roman2" style:font-family-asian="'Times New Roman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1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1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0:16:56.616000000</meta:creation-date>
    <dc:title>Purple</dc:title>
    <meta:editing-duration>PT1H23M59S</meta:editing-duration>
    <meta:editing-cycles>7</meta:editing-cycles>
    <meta:generator>LibreOffice/6.1.5.2$Windows_X86_64 LibreOffice_project/90f8dcf33c87b3705e78202e3df5142b201bd805</meta:generator>
    <dc:date>2019-03-26T14:28:24.897000000</dc:date>
    <meta:document-statistic meta:object-count="857"/>
  </office:meta>
</office:document-meta>
</file>